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sans-serif" svg:font-family="sans-serif"/>
    <style:font-face style:name="Courier 10 Pitch" svg:font-family="'Courier 10 Pitch'" style:font-pitch="fixed"/>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Table1" style:family="table">
      <style:table-properties style:width="6.684in" fo:margin-left="0.0125in" fo:margin-right="0.2285in" table:align="margins"/>
    </style:style>
    <style:style style:name="Table1.A" style:family="table-column">
      <style:table-column-properties style:column-width="0.4104in" style:rel-column-width="591*"/>
    </style:style>
    <style:style style:name="Table1.B" style:family="table-column">
      <style:table-column-properties style:column-width="1.8951in" style:rel-column-width="2729*"/>
    </style:style>
    <style:style style:name="Table1.C" style:family="table-column">
      <style:table-column-properties style:column-width="1.7472in" style:rel-column-width="2516*"/>
    </style:style>
    <style:style style:name="Table1.D" style:family="table-column">
      <style:table-column-properties style:column-width="1.6528in" style:rel-column-width="2380*"/>
    </style:style>
    <style:style style:name="Table1.E" style:family="table-column">
      <style:table-column-properties style:column-width="0.9785in" style:rel-column-width="140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8" style:family="table">
      <style:table-properties style:width="6.916in" fo:margin-left="0.0125in" fo:margin-right="-0.0035in" table:align="margins" style:shadow="none"/>
    </style:style>
    <style:style style:name="Table8.A" style:family="table-column">
      <style:table-column-properties style:column-width="3.4528in" style:rel-column-width="4972*"/>
    </style:style>
    <style:style style:name="Table8.B" style:family="table-column">
      <style:table-column-properties style:column-width="3.4632in" style:rel-column-width="498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0.0007in solid #999999" fo:border-right="0.0007in solid #000000" fo:border-top="0.0007in solid #000000" fo:border-bottom="0.0007in solid #000000"/>
    </style:style>
    <style:style style:name="Table2" style:family="table">
      <style:table-properties style:width="6.6208in" fo:margin-left="0.3069in" fo:margin-right="-0.0028in" table:align="margins" style:shadow="none"/>
    </style:style>
    <style:style style:name="Table2.A" style:family="table-column">
      <style:table-column-properties style:column-width="0.8528in" style:rel-column-width="8441*"/>
    </style:style>
    <style:style style:name="Table2.B" style:family="table-column">
      <style:table-column-properties style:column-width="1.1472in" style:rel-column-width="11355*"/>
    </style:style>
    <style:style style:name="Table2.C" style:family="table-column">
      <style:table-column-properties style:column-width="1.1576in" style:rel-column-width="11458*"/>
    </style:style>
    <style:style style:name="Table2.D" style:family="table-column">
      <style:table-column-properties style:column-width="1.1583in" style:rel-column-width="11465*"/>
    </style:style>
    <style:style style:name="Table2.F" style:family="table-column">
      <style:table-column-properties style:column-width="1.1576in" style:rel-column-width="11461*"/>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none" fo:border-right="none" fo:border-top="0.0007in solid #000000" fo:border-bottom="none"/>
    </style:style>
    <style:style style:name="Table2.F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none"/>
    </style:style>
    <style:style style:name="Table2.F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none" fo:border-top="none" fo:border-bottom="0.0007in solid #000000"/>
    </style:style>
    <style:style style:name="Table2.F3" style:family="table-cell">
      <style:table-cell-properties fo:padding="0.0382in" fo:border-left="none" fo:border-right="0.0007in solid #000000" fo:border-top="none" fo:border-bottom="0.0007in solid #000000"/>
    </style:style>
    <style:style style:name="Table3" style:family="table">
      <style:table-properties style:width="6.6285in" table:align="right" style:shadow="none"/>
    </style:style>
    <style:style style:name="Table3.A" style:family="table-column">
      <style:table-column-properties style:column-width="2.0104in"/>
    </style:style>
    <style:style style:name="Table3.B" style:family="table-column">
      <style:table-column-properties style:column-width="2.316in"/>
    </style:style>
    <style:style style:name="Table3.C" style:family="table-column">
      <style:table-column-properties style:column-width="2.3021in"/>
    </style:style>
    <style:style style:name="Table3.A1" style:family="table-cell">
      <style:table-cell-properties fo:padding="0.0382in" fo:border-left="0.0007in solid #999999" fo:border-right="none" fo:border-top="0.0007in solid #999999" fo:border-bottom="0.0007in solid #999999"/>
    </style:style>
    <style:style style:name="Table3.C1" style:family="table-cell">
      <style:table-cell-properties fo:padding="0.0382in" fo:border="0.0007in solid #999999"/>
    </style:style>
    <style:style style:name="Table4" style:family="table">
      <style:table-properties style:width="6.6104in" fo:margin-left="0.3181in" fo:margin-right="-0.0035in" table:align="margins" style:shadow="none"/>
    </style:style>
    <style:style style:name="Table4.A" style:family="table-column">
      <style:table-column-properties style:column-width="3.1472in" style:rel-column-width="31201*"/>
    </style:style>
    <style:style style:name="Table4.B" style:family="table-column">
      <style:table-column-properties style:column-width="3.4632in" style:rel-column-width="34334*"/>
    </style:style>
    <style:style style:name="Table4.A1" style:family="table-cell">
      <style:table-cell-properties fo:padding="0.0382in" fo:border-left="0.0007in solid #999999" fo:border-right="none" fo:border-top="0.0007in solid #999999" fo:border-bottom="0.0007in solid #999999"/>
    </style:style>
    <style:style style:name="Table4.B1" style:family="table-cell">
      <style:table-cell-properties fo:padding="0.0382in" fo:border="0.0007in solid #999999"/>
    </style:style>
    <style:style style:name="Table5" style:family="table">
      <style:table-properties style:width="6.6181in" table:align="right" style:shadow="none"/>
    </style:style>
    <style:style style:name="Table5.A" style:family="table-column">
      <style:table-column-properties style:column-width="3.1576in"/>
    </style:style>
    <style:style style:name="Table5.B" style:family="table-column">
      <style:table-column-properties style:column-width="3.4604in"/>
    </style:style>
    <style:style style:name="Table5.A1" style:family="table-cell">
      <style:table-cell-properties fo:padding="0.0382in" fo:border-left="0.0007in solid #999999" fo:border-right="none" fo:border-top="0.0007in solid #999999" fo:border-bottom="0.0007in solid #999999"/>
    </style:style>
    <style:style style:name="Table5.B1" style:family="table-cell">
      <style:table-cell-properties fo:padding="0.0382in" fo:border="0.0007in solid #999999"/>
    </style:style>
    <style:style style:name="Table6" style:family="table">
      <style:table-properties style:width="6.9368in" fo:margin-left="-0.0083in" fo:margin-right="-0.0035in" table:align="margins"/>
    </style:style>
    <style:style style:name="Table6.A" style:family="table-column">
      <style:table-column-properties style:column-width="0.8736in" style:rel-column-width="1258*"/>
    </style:style>
    <style:style style:name="Table6.C" style:family="table-column">
      <style:table-column-properties style:column-width="0.8528in" style:rel-column-width="1228*"/>
    </style:style>
    <style:style style:name="Table6.E" style:family="table-column">
      <style:table-column-properties style:column-width="0.8632in" style:rel-column-width="1243*"/>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64in" fo:margin-left="0.0021in" fo:margin-right="-0.0035in" table:align="margins"/>
    </style:style>
    <style:style style:name="Table7.A" style:family="table-column">
      <style:table-column-properties style:column-width="0.884in" style:rel-column-width="1273*"/>
    </style:style>
    <style:style style:name="Table7.B" style:family="table-column">
      <style:table-column-properties style:column-width="6.0424in" style:rel-column-width="8701*"/>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hadow="none"/>
    </style:style>
    <style:style style:name="Table9.A" style:family="table-column">
      <style:table-column-properties style:column-width="0.3472in" style:rel-column-width="500*"/>
    </style:style>
    <style:style style:name="Table9.B" style:family="table-column">
      <style:table-column-properties style:column-width="0.3264in" style:rel-column-width="470*"/>
    </style:style>
    <style:style style:name="Table9.D" style:family="table-column">
      <style:table-column-properties style:column-width="5.9042in" style:rel-column-width="8502*"/>
    </style:style>
    <style:style style:name="Table9.A1" style:family="table-cell">
      <style:table-cell-properties fo:padding="0.0382in" fo:border-left="0.0007in solid #000000" fo:border-right="none" fo:border-top="0.0007in solid #000000" fo:border-bottom="0.0007in solid #999999"/>
    </style:style>
    <style:style style:name="Table9.B1" style:family="table-cell">
      <style:table-cell-properties fo:padding="0.0382in" fo:border-left="0.0007in solid #999999" fo:border-right="none" fo:border-top="0.0007in solid #000000" fo:border-bottom="0.0007in solid #999999"/>
    </style:style>
    <style:style style:name="Table9.D1" style:family="table-cell">
      <style:table-cell-properties fo:padding="0.0382in" fo:border-left="0.0007in solid #999999" fo:border-right="0.0007in solid #000000" fo:border-top="0.0007in solid #000000" fo:border-bottom="0.0007in solid #999999"/>
    </style:style>
    <style:style style:name="Table9.A2" style:family="table-cell">
      <style:table-cell-properties fo:padding="0.0382in" fo:border-left="0.0007in solid #000000" fo:border-right="none" fo:border-top="none" fo:border-bottom="0.0007in solid #999999"/>
    </style:style>
    <style:style style:name="Table9.B2" style:family="table-cell">
      <style:table-cell-properties fo:padding="0.0382in" fo:border-left="0.0007in solid #999999" fo:border-right="none" fo:border-top="none" fo:border-bottom="0.0007in solid #999999"/>
    </style:style>
    <style:style style:name="Table9.D2" style:family="table-cell">
      <style:table-cell-properties fo:padding="0.0382in" fo:border-left="0.0007in solid #999999" fo:border-right="0.0007in solid #000000" fo:border-top="none" fo:border-bottom="0.0007in solid #999999"/>
    </style:style>
    <style:style style:name="Table9.A16" style:family="table-cell">
      <style:table-cell-properties fo:padding="0.0382in" fo:border-left="0.0007in solid #000000" fo:border-right="none" fo:border-top="none" fo:border-bottom="0.0007in solid #000000"/>
    </style:style>
    <style:style style:name="Table9.B16" style:family="table-cell">
      <style:table-cell-properties fo:padding="0.0382in" fo:border-left="0.0007in solid #999999" fo:border-right="none" fo:border-top="none" fo:border-bottom="0.0007in solid #000000"/>
    </style:style>
    <style:style style:name="Table9.D16" style:family="table-cell">
      <style:table-cell-properties fo:padding="0.0382in" fo:border-left="0.0007in solid #999999" fo:border-right="0.0007in solid #000000" fo:border-top="none" fo:border-bottom="0.0007in solid #000000"/>
    </style:style>
    <style:style style:name="Table10" style:family="table">
      <style:table-properties style:width="6.925in" table:align="margins" style:shadow="none"/>
    </style:style>
    <style:style style:name="Table10.A" style:family="table-column">
      <style:table-column-properties style:column-width="1.3847in" style:rel-column-width="1994*"/>
    </style:style>
    <style:style style:name="Table10.B" style:family="table-column">
      <style:table-column-properties style:column-width="1.8785in" style:rel-column-width="2705*"/>
    </style:style>
    <style:style style:name="Table10.C" style:family="table-column">
      <style:table-column-properties style:column-width="1.584in" style:rel-column-width="2281*"/>
    </style:style>
    <style:style style:name="Table10.D" style:family="table-column">
      <style:table-column-properties style:column-width="2.0778in" style:rel-column-width="2992*"/>
    </style:style>
    <style:style style:name="Table10.A1" style:family="table-cell">
      <style:table-cell-properties fo:padding="0.0382in" fo:border-left="0.0007in solid #000000" fo:border-right="none" fo:border-top="0.0007in solid #000000" fo:border-bottom="0.0007in solid #999999"/>
    </style:style>
    <style:style style:name="Table10.D1" style:family="table-cell">
      <style:table-cell-properties fo:padding="0.0382in" fo:border-left="0.0007in solid #000000" fo:border-right="0.0007in solid #000000" fo:border-top="0.0007in solid #000000" fo:border-bottom="0.0007in solid #999999"/>
    </style:style>
    <style:style style:name="Table10.A2" style:family="table-cell">
      <style:table-cell-properties fo:padding="0.0382in" fo:border-left="0.0007in solid #000000" fo:border-right="none" fo:border-top="none" fo:border-bottom="0.0007in solid #999999"/>
    </style:style>
    <style:style style:name="Table10.D2" style:family="table-cell">
      <style:table-cell-properties fo:padding="0.0382in" fo:border-left="0.0007in solid #000000" fo:border-right="0.0007in solid #000000" fo:border-top="none" fo:border-bottom="0.0007in solid #999999"/>
    </style:style>
    <style:style style:name="Table10.A9" style:family="table-cell">
      <style:table-cell-properties fo:padding="0.0382in" fo:border-left="0.0007in solid #000000" fo:border-right="none" fo:border-top="none" fo:border-bottom="0.0007in solid #000000"/>
    </style:style>
    <style:style style:name="Table10.D9"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0.4104in" style:rel-column-width="591*"/>
    </style:style>
    <style:style style:name="Table11.B" style:family="table-column">
      <style:table-column-properties style:column-width="0.4424in" style:rel-column-width="637*"/>
    </style:style>
    <style:style style:name="Table11.C" style:family="table-column">
      <style:table-column-properties style:column-width="0.4208in" style:rel-column-width="606*"/>
    </style:style>
    <style:style style:name="Table11.E" style:family="table-column">
      <style:table-column-properties style:column-width="5.241in" style:rel-column-width="7547*"/>
    </style:style>
    <style:style style:name="Table11.A1" style:family="table-cell">
      <style:table-cell-properties fo:padding="0.0382in" fo:border-left="0.0007in solid #000000" fo:border-right="none" fo:border-top="0.0007in solid #000000" fo:border-bottom="none"/>
    </style:style>
    <style:style style:name="Table11.E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E2" style:family="table-cell">
      <style:table-cell-properties fo:padding="0.0382in" fo:border-left="0.0007in solid #000000" fo:border-right="0.0007in solid #000000" fo:border-top="none" fo:border-bottom="none"/>
    </style:style>
    <style:style style:name="Table11.A11" style:family="table-cell">
      <style:table-cell-properties fo:padding="0.0382in" fo:border-left="0.0007in solid #000000" fo:border-right="none" fo:border-top="none" fo:border-bottom="0.0007in solid #000000"/>
    </style:style>
    <style:style style:name="Table11.E11"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hadow="none"/>
    </style:style>
    <style:style style:name="Table12.A" style:family="table-column">
      <style:table-column-properties style:column-width="2.5576in" style:rel-column-width="3683*"/>
    </style:style>
    <style:style style:name="Table12.B" style:family="table-column">
      <style:table-column-properties style:column-width="4.3674in" style:rel-column-width="6289*"/>
    </style:style>
    <style:style style:name="Table12.1" style:family="table-row">
      <style:table-row-properties style:min-row-height="0.4104in"/>
    </style:style>
    <style:style style:name="Table12.A1" style:family="table-cell">
      <style:table-cell-properties fo:padding="0.0382in" fo:border-left="0.0007in solid #999999" fo:border-right="none" fo:border-top="0.0007in solid #999999" fo:border-bottom="0.0007in solid #999999"/>
    </style:style>
    <style:style style:name="Table12.B1" style:family="table-cell">
      <style:table-cell-properties fo:padding="0.0382in" fo:border="0.0007in solid #999999"/>
    </style:style>
    <style:style style:name="Table12.A2" style:family="table-cell">
      <style:table-cell-properties fo:padding="0.0382in" fo:border-left="0.0007in solid #999999" fo:border-right="none" fo:border-top="none" fo:border-bottom="0.0007in solid #999999"/>
    </style:style>
    <style:style style:name="Table12.B2" style:family="table-cell">
      <style:table-cell-properties fo:padding="0.0382in" fo:border-left="0.0007in solid #999999" fo:border-right="0.0007in solid #999999" fo:border-top="none" fo:border-bottom="0.0007in solid #999999"/>
    </style:style>
    <style:style style:name="P1" style:family="paragraph" style:parent-style-name="Header">
      <style:text-properties style:font-name="cmr10" fo:font-size="14pt" fo:font-style="normal" style:font-size-asian="14pt" style:font-style-asian="normal" style:font-size-complex="14pt" style:font-style-complex="normal"/>
    </style:style>
    <style:style style:name="P2" style:family="paragraph" style:parent-style-name="Standard">
      <style:paragraph-properties fo:text-align="center" style:justify-single-word="false"/>
      <style:text-properties style:font-name="cmr10" fo:font-size="12pt" style:font-size-asian="10.5pt" style:font-size-complex="12pt"/>
    </style:style>
    <style:style style:name="P3" style:family="paragraph" style:parent-style-name="Standard">
      <style:paragraph-properties fo:text-align="start" style:justify-single-word="false"/>
      <style:text-properties style:font-name="cmr10" fo:font-size="12pt" style:font-size-asian="10.5pt" style:font-size-complex="12pt"/>
    </style:style>
    <style:style style:name="P4" style:family="paragraph" style:parent-style-name="Standard">
      <style:paragraph-properties fo:text-align="center" style:justify-single-word="false"/>
      <style:text-properties style:font-name="cmr10" fo:font-size="22pt" style:font-size-asian="22pt" style:font-size-complex="22pt"/>
    </style:style>
    <style:style style:name="P5" style:family="paragraph" style:parent-style-name="Standard">
      <style:paragraph-properties fo:text-align="start" style:justify-single-word="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2898in" fo:margin-right="0in" fo:text-align="start" style:justify-single-word="false" fo:text-indent="0in" style:auto-text-indent="false"/>
      <style:text-properties style:font-name="Liberation Serif" fo:font-size="12pt" fo:font-style="italic" fo:background-color="transparent" style:font-size-asian="10.5pt" style:font-style-asian="italic" style:font-size-complex="12pt" style:font-style-complex="italic"/>
    </style:style>
    <style:style style:name="P7" style:family="paragraph" style:parent-style-name="Table_20_Contents">
      <style:paragraph-properties fo:margin-left="0.298in" fo:margin-right="0in" fo:text-indent="0in" style:auto-text-indent="false"/>
    </style:style>
    <style:style style:name="P8" style:family="paragraph" style:parent-style-name="Standard">
      <style:paragraph-properties fo:margin-left="0.3055in" fo:margin-right="0in" fo:text-indent="0in" style:auto-text-indent="false"/>
      <style:text-properties style:text-position="0% 100%"/>
    </style:style>
    <style:style style:name="P9" style:family="paragraph" style:parent-style-name="Standard">
      <style:paragraph-properties fo:margin-left="0.3055in" fo:margin-right="0in" fo:text-indent="0in" style:auto-text-indent="false"/>
      <style:text-properties style:text-position="0% 100%" style:font-name="Liberation Serif" fo:font-size="12pt" fo:font-style="normal" fo:background-color="transparent" style:font-size-asian="10.5pt" style:font-style-asian="normal" style:font-size-complex="12pt" style:font-style-complex="normal"/>
    </style:style>
    <style:style style:name="P10" style:family="paragraph" style:parent-style-name="Standard">
      <style:paragraph-properties fo:margin-left="0.3055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3055in" fo:margin-right="0in" fo:text-indent="0in" style:auto-text-indent="false"/>
      <style:text-properties style:text-position="0% 100%" style:font-name="Liberation Serif" fo:font-size="12pt" fo:font-style="italic" fo:background-color="transparent" style:font-size-asian="10.5pt" style:font-style-asian="italic" style:font-size-complex="12pt" style:font-style-complex="italic"/>
    </style:style>
    <style:style style:name="P12" style:family="paragraph" style:parent-style-name="Standard">
      <style:paragraph-properties fo:margin-left="0.3055in" fo:margin-right="0in" fo:text-indent="0in" style:auto-text-indent="false"/>
      <style:text-properties style:text-position="0% 100%" style:font-name="Liberation Serif" fo:font-size="12pt" fo:font-style="italic" fo:font-weight="normal" fo:background-color="transparent" style:font-size-asian="10.5pt" style:font-style-asian="italic" style:font-weight-asian="normal" style:font-size-complex="12pt" style:font-style-complex="italic" style:font-weight-complex="normal"/>
    </style:style>
    <style:style style:name="P13" style:family="paragraph" style:parent-style-name="Table_20_Contents">
      <style:paragraph-properties fo:margin-left="0.3055in" fo:margin-right="0in" fo:text-indent="0in" style:auto-text-indent="false"/>
    </style:style>
    <style:style style:name="P14" style:family="paragraph" style:parent-style-name="Standard">
      <style:paragraph-properties fo:margin-left="0.3055in" fo:margin-right="0in" fo:text-indent="0in" style:auto-text-indent="false" fo:break-before="pag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15" style:family="paragraph" style:parent-style-name="Table_20_Contents">
      <style:text-properties fo:font-size="12pt" style:font-size-asian="10.5pt" style:font-size-complex="12pt"/>
    </style:style>
    <style:style style:name="P16" style:family="paragraph" style:parent-style-name="Table_20_Contents">
      <style:text-properties style:font-name="Liberation Serif" fo:font-size="12pt" style:font-size-asian="10.5pt" style:font-size-complex="12pt"/>
    </style:style>
    <style:style style:name="P17" style:family="paragraph" style:parent-style-name="Table_20_Contents">
      <style:text-properties style:font-name="Liberation Serif" fo:font-size="12pt" fo:font-weight="bold" style:font-size-asian="10.5pt" style:font-weight-asian="bold" style:font-size-complex="12pt" style:font-weight-complex="bold"/>
    </style:style>
    <style:style style:name="P18" style:family="paragraph" style:parent-style-name="Standard">
      <style:paragraph-properties fo:margin-left="0in" fo:margin-right="0in" fo:text-indent="0in" style:auto-text-indent="false"/>
      <style:text-properties style:text-position="0% 100%" style:font-name="Liberation Serif" fo:font-size="18pt" fo:font-style="normal" fo:font-weight="bold" fo:background-color="transparent" style:font-size-asian="15.75pt" style:font-style-asian="normal" style:font-weight-asian="bold" style:font-size-complex="18pt" style:font-style-complex="normal" style:font-weight-complex="bold"/>
    </style:style>
    <style:style style:name="P19" style:family="paragraph" style:parent-style-name="Standard">
      <style:paragraph-properties fo:margin-left="0in" fo:margin-right="0in" fo:text-indent="0in" style:auto-text-indent="false"/>
      <style:text-properties style:text-position="0% 100%" style:font-name="Liberation Serif" fo:font-size="16pt" fo:font-style="normal" fo:font-weight="bold" fo:background-color="transparent" style:font-size-asian="14pt" style:font-style-asian="normal" style:font-weight-asian="bold" style:font-size-complex="16pt" style:font-style-complex="normal" style:font-weight-complex="bold"/>
    </style:style>
    <style:style style:name="P20" style:family="paragraph" style:parent-style-name="Standard">
      <style:paragraph-properties fo:margin-left="0in" fo:margin-right="0in" fo:text-indent="0in" style:auto-text-indent="false"/>
      <style:text-properties style:text-position="0% 100%" style:font-name="Courier 10 Pitch" fo:font-size="12pt" fo:font-style="normal" fo:font-weight="normal" fo:background-color="transparent"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indent="0in" style:auto-text-indent="false" fo:break-before="page"/>
      <style:text-properties style:text-position="0% 100%" style:font-name="Liberation Serif" fo:font-size="18pt" fo:font-style="normal" fo:font-weight="bold" fo:background-color="transparent" style:font-size-asian="15.75pt" style:font-style-asian="normal" style:font-weight-asian="bold" style:font-size-complex="18pt" style:font-style-complex="normal" style:font-weight-complex="bold"/>
    </style:style>
    <style:style style:name="P22" style:family="paragraph" style:parent-style-name="Standard">
      <style:paragraph-properties fo:margin-left="0.2957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2957in" fo:margin-right="0in" fo:text-indent="0in" style:auto-text-indent="false"/>
      <style:text-properties style:text-position="0% 100%" style:font-name="Liberation Serif" fo:font-size="12pt" fo:font-style="normal" fo:font-weight="bold" fo:background-color="transparent" style:font-size-asian="10.5pt" style:font-style-asian="normal" style:font-weight-asian="bold" style:font-size-complex="12pt" style:font-style-complex="normal" style:font-weight-complex="bold"/>
    </style:style>
    <style:style style:name="P24" style:family="paragraph" style:parent-style-name="Standard">
      <style:paragraph-properties fo:margin-left="0.2957in" fo:margin-right="0in" fo:text-indent="0in" style:auto-text-indent="false"/>
      <style:text-properties style:text-position="0% 100%" style:font-name="Liberation Serif" fo:font-size="12pt" fo:font-style="italic" fo:font-weight="normal" fo:background-color="transparent"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2957in" fo:margin-right="0in" fo:text-indent="0in" style:auto-text-indent="false"/>
      <style:text-properties style:text-position="0% 100%" style:font-name="Courier 10 Pitch" fo:font-size="12pt" fo:font-style="normal" fo:font-weight="normal"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2945in" fo:margin-right="0in" fo:text-indent="0in" style:auto-text-indent="false"/>
      <style:text-properties style:text-position="0% 100%" style:font-name="Courier 10 Pitch" fo:font-size="12pt" fo:font-style="normal"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2945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2945in" fo:margin-right="0in" fo:text-indent="0in" style:auto-text-indent="false" fo:break-before="pag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3055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3055in" fo:margin-right="0in" fo:text-indent="0in" style:auto-text-indent="false"/>
      <style:text-properties style:text-position="0% 100%" style:font-name="Liberation Serif" fo:font-size="12pt" fo:font-style="italic" fo:font-weight="normal" fo:background-color="transparent"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3055in" fo:margin-right="0in" fo:text-indent="0in" style:auto-text-indent="false"/>
      <style:text-properties style:text-position="0% 100%" fo:font-style="normal" style:font-style-asian="normal" style:font-style-complex="normal"/>
    </style:style>
    <style:style style:name="P32" style:family="paragraph" style:parent-style-name="Standard">
      <style:paragraph-properties fo:margin-left="0.3055in" fo:margin-right="0in" fo:text-indent="0in" style:auto-text-indent="false"/>
      <style:text-properties style:font-name="Liberation Serif" fo:font-size="12pt" fo:font-style="normal" fo:font-weight="normal"/>
    </style:style>
    <style:style style:name="P33" style:family="paragraph" style:parent-style-name="Standard">
      <style:paragraph-properties fo:margin-left="0.3055in" fo:margin-right="0in" fo:text-indent="0in" style:auto-text-indent="false"/>
      <style:text-properties fo:font-style="normal" style:font-style-asian="normal" style:font-style-complex="normal"/>
    </style:style>
    <style:style style:name="P34" style:family="paragraph" style:parent-style-name="Standard">
      <style:paragraph-properties fo:text-align="start" style:justify-single-word="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align="start" style:justify-single-word="false" fo:text-indent="0in" style:auto-text-indent="false"/>
      <style:text-properties style:font-name="Liberation Serif" fo:font-size="14pt" style:font-size-asian="14pt" style:font-size-complex="14pt"/>
    </style:style>
    <style:style style:name="P37"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38" style:family="paragraph" style:parent-style-name="Standard">
      <style:paragraph-properties fo:margin-left="0in" fo:margin-right="0in" fo:text-align="start" style:justify-single-word="false" fo:text-indent="0in" style:auto-text-indent="false"/>
      <style:text-properties style:font-name="Liberation Serif" fo:font-size="12pt" fo:font-style="normal" style:font-size-asian="10.5pt" style:font-style-asian="normal" style:font-size-complex="12pt" style:font-style-complex="normal"/>
    </style:style>
    <style:style style:name="P39"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background-color="transparent" style:font-size-asian="10.5pt" style:font-style-asian="normal" style:font-size-complex="12pt" style:font-style-complex="normal"/>
    </style:style>
    <style:style style:name="P40" style:family="paragraph" style:parent-style-name="Standard">
      <style:paragraph-properties fo:margin-left="0in" fo:margin-right="0in" fo:text-align="start" style:justify-single-word="false" fo:text-indent="0in" style:auto-text-indent="false"/>
      <style:text-properties style:font-name="Liberation Serif" fo:font-size="12pt" fo:font-style="italic" fo:background-color="transparent" style:font-size-asian="10.5pt" style:font-style-asian="italic" style:font-size-complex="12pt" style:font-style-complex="italic"/>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8pt" fo:font-style="normal" fo:background-color="transparent" style:font-size-asian="15.75pt" style:font-style-asian="normal" style:font-size-complex="18pt" style:font-style-complex="normal"/>
    </style:style>
    <style:style style:name="P42" style:family="paragraph" style:parent-style-name="Standard">
      <style:paragraph-properties fo:margin-left="0in" fo:margin-right="0in" fo:text-align="start" style:justify-single-word="false" fo:text-indent="0in" style:auto-text-indent="false"/>
      <style:text-properties style:font-name="cmr10" fo:font-size="12pt" style:font-size-asian="10.5pt" style:font-size-complex="12pt"/>
    </style:style>
    <style:style style:name="P43" style:family="paragraph" style:parent-style-name="Standard">
      <style:paragraph-properties fo:margin-left="0in" fo:margin-right="0in" fo:text-align="start" style:justify-single-word="false" fo:text-indent="0in" style:auto-text-indent="false"/>
      <style:text-properties style:font-name="cmr10" fo:font-size="12pt" fo:font-style="normal" style:font-size-asian="10.5pt" style:font-style-asian="normal" style:font-size-complex="12pt" style:font-style-complex="normal"/>
    </style:style>
    <style:style style:name="P44" style:family="paragraph" style:parent-style-name="Standard">
      <style:paragraph-properties fo:margin-left="0in" fo:margin-right="0in" fo:text-align="start" style:justify-single-word="false" fo:text-indent="0in" style:auto-text-indent="false"/>
      <style:text-properties style:font-name="Liberation Serif" fo:font-size="12pt" style:font-size-asian="10.5pt" style:font-size-complex="12pt"/>
    </style:style>
    <style:style style:name="P45" style:family="paragraph" style:parent-style-name="Standard">
      <style:paragraph-properties fo:margin-left="0in" fo:margin-right="0in" fo:text-align="start" style:justify-single-word="false" fo:text-indent="0in" style:auto-text-indent="false"/>
      <style:text-properties style:font-name="Liberation Serif" fo:font-size="12pt" fo:background-color="transparent" style:font-size-asian="10.5pt" style:font-size-complex="12pt"/>
    </style:style>
    <style:style style:name="P46" style:family="paragraph" style:parent-style-name="Standard">
      <style:paragraph-properties fo:margin-left="0in" fo:margin-right="0in" fo:text-indent="0in" style:auto-text-indent="false"/>
      <style:text-properties fo:font-style="normal" style:font-style-asian="normal" style:font-style-complex="normal"/>
    </style:style>
    <style:style style:name="P47" style:family="paragraph" style:parent-style-name="Standard">
      <style:paragraph-properties fo:margin-left="0in" fo:margin-right="0in" fo:text-indent="0in" style:auto-text-indent="false"/>
      <style:text-properties style:text-position="0% 100%"/>
    </style:style>
    <style:style style:name="P48" style:family="paragraph" style:parent-style-name="Standard">
      <style:paragraph-properties fo:margin-left="0in" fo:margin-right="0in" fo:text-indent="0in" style:auto-text-indent="false"/>
      <style:text-properties style:text-position="0% 100%" fo:font-style="italic" style:font-style-asian="italic" style:font-style-complex="italic"/>
    </style:style>
    <style:style style:name="P49" style:family="paragraph" style:parent-style-name="Standard">
      <style:paragraph-properties fo:margin-left="0in" fo:margin-right="0in" fo:text-indent="0in" style:auto-text-indent="false"/>
      <style:text-properties style:text-position="0% 100%" style:font-name="Liberation Serif" fo:font-size="18pt" fo:font-style="normal" fo:font-weight="bold" fo:background-color="transparent" style:font-size-asian="15.75pt" style:font-style-asian="normal" style:font-weight-asian="bold" style:font-size-complex="18pt" style:font-style-complex="normal" style:font-weight-complex="bold"/>
    </style:style>
    <style:style style:name="P50" style:family="paragraph" style:parent-style-name="Standard">
      <style:paragraph-properties fo:margin-left="0in" fo:margin-right="0in" fo:text-indent="0in" style:auto-text-indent="false"/>
      <style:text-properties style:text-position="0% 100%" style:font-name="Liberation Serif" fo:font-size="12pt" fo:font-style="italic" fo:background-color="transparent" style:font-size-asian="10.5pt" style:font-style-asian="italic" style:font-size-complex="12pt" style:font-style-complex="italic"/>
    </style:style>
    <style:style style:name="P51" style:family="paragraph" style:parent-style-name="Standard">
      <style:paragraph-properties fo:margin-left="0in" fo:margin-right="0in" fo:text-indent="0in" style:auto-text-indent="false"/>
      <style:text-properties style:text-position="0% 100%" style:font-name="Liberation Serif" fo:font-size="12pt" fo:font-style="italic" fo:font-weight="normal" fo:background-color="transparent" style:font-size-asian="10.5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text-position="0% 100%" style:font-name="Liberation Serif" fo:font-size="12pt" fo:font-style="normal" fo:font-weight="bold" fo:background-color="transparent" style:font-size-asian="10.5pt" style:font-style-asian="normal" style:font-weight-asian="bold" style:font-size-complex="12pt" style:font-style-complex="normal" style:font-weight-complex="bold"/>
    </style:style>
    <style:style style:name="P54" style:family="paragraph" style:parent-style-name="Standard">
      <style:paragraph-properties fo:margin-left="0in" fo:margin-right="0in" fo:text-indent="0in" style:auto-text-indent="false"/>
      <style:text-properties style:text-position="0% 100%" fo:font-style="normal" style:font-style-asian="normal" style:font-style-complex="normal"/>
    </style:style>
    <style:style style:name="P55" style:family="paragraph" style:parent-style-name="Standard">
      <style:paragraph-properties fo:margin-left="0in" fo:margin-right="0in" fo:text-indent="0in" style:auto-text-indent="false" fo:break-before="page"/>
      <style:text-properties style:text-position="0% 100%" style:font-name="Liberation Serif" fo:font-size="18pt" fo:font-style="normal" fo:font-weight="bold" fo:background-color="transparent" style:font-size-asian="15.75pt" style:font-style-asian="normal" style:font-weight-asian="bold" style:font-size-complex="18pt" style:font-style-complex="normal" style:font-weight-complex="bold"/>
    </style:style>
    <style:style style:name="P56" style:family="paragraph" style:parent-style-name="Standard">
      <style:paragraph-properties fo:margin-left="0.4898in" fo:margin-right="0in" fo:text-indent="0in" style:auto-text-indent="false"/>
      <style:text-properties style:text-position="0% 100%"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57"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Table_20_Contents">
      <style:text-properties style:font-name="Liberation Serif" fo:font-size="12pt" fo:font-weight="bold" style:font-size-asian="10.5pt" style:font-weight-asian="bold" style:font-size-complex="12pt" style:font-weight-complex="bold"/>
    </style:style>
    <style:style style:name="P59" style:family="paragraph" style:parent-style-name="Table_20_Contents">
      <style:paragraph-properties fo:text-align="start" style:justify-single-word="false"/>
      <style:text-properties style:font-name="Liberation Serif" fo:font-size="12pt" style:font-size-asian="12pt" style:font-size-complex="12pt"/>
    </style:style>
    <style:style style:name="P60" style:family="paragraph" style:parent-style-name="Table_20_Contents">
      <style:text-properties style:font-name="Liberation Serif" fo:font-size="12pt" style:font-size-asian="10.5pt" style:font-size-complex="12pt"/>
    </style:style>
    <style:style style:name="P61" style:family="paragraph" style:parent-style-name="Table_20_Contents">
      <style:paragraph-properties fo:text-align="start" style:justify-single-word="false"/>
      <style:text-properties style:font-name="Liberation Serif" fo:font-size="12pt" style:font-size-asian="10.5pt" style:font-size-complex="12pt"/>
    </style:style>
    <style:style style:name="P62"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63" style:family="paragraph" style:parent-style-name="Table_20_Contents">
      <style:paragraph-properties fo:text-align="start" style:justify-single-word="false"/>
      <style:text-properties style:font-name="Liberation Serif" fo:font-size="12pt" fo:background-color="transparent" style:font-size-asian="10.5pt" style:font-size-complex="12pt"/>
    </style:style>
    <style:style style:name="P64" style:family="paragraph" style:parent-style-name="Table_20_Contents">
      <style:paragraph-properties fo:margin-left="0in" fo:margin-right="0in" fo:text-indent="0in" style:auto-text-indent="false"/>
    </style:style>
    <style:style style:name="P65"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66" style:family="paragraph" style:parent-style-name="Table_20_Contents">
      <style:paragraph-properties fo:margin-left="0in" fo:margin-right="0in" fo:text-indent="0in" style:auto-text-indent="false"/>
      <style:text-properties fo:color="#355e00" fo:font-style="italic" fo:font-weight="bold" fo:background-color="transparent" style:font-style-asian="italic" style:font-weight-asian="bold" style:font-style-complex="italic" style:font-weight-complex="bold"/>
    </style:style>
    <style:style style:name="P67" style:family="paragraph" style:parent-style-name="Table_20_Contents">
      <style:paragraph-properties fo:margin-left="0in" fo:margin-right="0in" fo:text-indent="0in" style:auto-text-indent="false"/>
      <style:text-properties fo:color="#800000" fo:font-style="italic" fo:font-weight="bold" fo:background-color="transparent" style:font-style-asian="italic" style:font-weight-asian="bold" style:font-style-complex="italic" style:font-weight-complex="bold"/>
    </style:style>
    <style:style style:name="P68" style:family="paragraph" style:parent-style-name="Table_20_Contents">
      <style:paragraph-properties fo:margin-left="0in" fo:margin-right="0in" fo:text-indent="0in" style:auto-text-indent="false"/>
      <style:text-properties fo:color="#000080" fo:font-style="italic" fo:font-weight="bold" fo:background-color="transparent" style:font-style-asian="italic" style:font-weight-asian="bold" style:font-style-complex="italic" style:font-weight-complex="bold"/>
    </style:style>
    <style:style style:name="P69" style:family="paragraph" style:parent-style-name="Table_20_Contents">
      <style:paragraph-properties fo:margin-left="0in" fo:margin-right="0in" fo:text-indent="0in" style:auto-text-indent="false"/>
      <style:text-properties fo:color="#4c1900" fo:font-style="italic" fo:font-weight="bold" fo:background-color="transparent" style:font-style-asian="italic" style:font-weight-asian="bold" style:font-style-complex="italic" style:font-weight-complex="bold"/>
    </style:style>
    <style:style style:name="P70" style:family="paragraph">
      <style:paragraph-properties fo:margin-left="0in" fo:margin-right="0in" fo:margin-top="0in" fo:margin-bottom="0in" fo:line-height="100%" fo:text-align="center" text:enable-numbering="false" fo:text-indent="0in"/>
    </style:style>
    <style:style style:name="P7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72" style:family="paragraph">
      <style:paragraph-properties fo:margin-left="0in" fo:margin-right="0in" fo:margin-top="0in" fo:margin-bottom="0in" fo:line-height="100%" text:enable-numbering="false" fo:text-indent="0in"/>
    </style:style>
    <style:style style:name="P7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7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Liberation Serif"/>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fo:background-color="transparent" style:font-style-asian="normal" style:font-style-complex="normal"/>
    </style:style>
    <style:style style:name="T4" style:family="text">
      <style:text-properties style:font-name="Liberation Serif" fo:font-size="18pt" fo:font-weight="bold" style:font-size-asian="18pt" style:font-weight-asian="bold" style:font-size-complex="18pt" style:font-weight-complex="bold"/>
    </style:style>
    <style:style style:name="T5" style:family="text">
      <style:text-properties style:font-name="Liberation Serif" fo:background-color="transparent"/>
    </style:style>
    <style:style style:name="T6" style:family="text">
      <style:text-properties style:use-window-font-color="true" style:font-name="Liberation Serif" fo:font-size="14pt" fo:font-style="normal" fo:font-weight="normal" fo:background-color="transparent" style:font-size-asian="14pt" style:font-style-asian="normal" style:font-weight-asian="normal" style:font-size-complex="14pt" style:font-style-complex="normal" style:font-weight-complex="normal"/>
    </style:style>
    <style:style style:name="T7" style:family="text">
      <style:text-properties style:use-window-font-color="true"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8" style:family="text">
      <style:text-properties style:use-window-font-color="true" style:font-name="Liberation Serif" fo:font-size="16pt" fo:font-style="italic" fo:font-weight="bold" fo:background-color="transparent" style:font-size-asian="16pt" style:font-style-asian="italic" style:font-weight-asian="bold" style:font-size-complex="16pt" style:font-style-complex="italic" style:font-weight-complex="bold"/>
    </style:style>
    <style:style style:name="T9" style:family="text">
      <style:text-properties fo:color="#355e00"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10" style:family="text">
      <style:text-properties fo:color="#800000"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11" style:family="text">
      <style:text-properties fo:color="#000080"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12" style:family="text">
      <style:text-properties fo:color="#000000" style:font-name="Liberation Serif" fo:font-size="16pt" fo:font-style="italic" fo:font-weight="bold" fo:background-color="transparent" style:font-size-asian="16pt" style:font-style-asian="italic" style:font-weight-asian="bold" style:font-size-complex="16pt" style:font-style-complex="italic" style:font-weight-complex="bold"/>
    </style:style>
    <style:style style:name="T13" style:family="text">
      <style:text-properties fo:color="#4c1900"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14" style:family="text">
      <style:text-properties fo:color="#008000" style:font-name="Liberation Serif" fo:font-size="13pt" fo:font-style="italic" fo:font-weight="bold" fo:background-color="transparent" style:font-size-asian="13pt" style:font-style-asian="italic" style:font-weight-asian="bold" style:font-size-complex="13pt" style:font-style-complex="italic" style:font-weight-complex="bold"/>
    </style:style>
    <style:style style:name="T15" style:family="text">
      <style:text-properties style:text-position="0% 100%"/>
    </style:style>
    <style:style style:name="T16" style:family="text">
      <style:text-properties style:text-position="0% 100%" style:font-name="Liberation Serif" fo:font-size="12pt" fo:font-style="italic" fo:background-color="transparent" style:font-size-asian="10.5pt" style:font-style-asian="italic" style:font-size-complex="12pt" style:font-style-complex="italic"/>
    </style:style>
    <style:style style:name="T17" style:family="text">
      <style:text-properties style:text-position="0% 100%" style:font-name="Liberation Serif" fo:font-size="12pt" fo:font-style="italic" fo:font-weight="bold" fo:background-color="transparent" style:font-size-asian="10.5pt" style:font-style-asian="italic" style:font-weight-asian="bold" style:font-size-complex="12pt" style:font-style-complex="italic" style:font-weight-complex="bold"/>
    </style:style>
    <style:style style:name="T18" style:family="text">
      <style:text-properties style:text-position="0% 100%" style:font-name="Liberation Serif" fo:font-size="12pt" fo:font-style="normal" fo:background-color="transparent" style:font-size-asian="10.5pt" style:font-style-asian="normal" style:font-size-complex="12pt"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background-color="transparent" style:font-size-asian="10.5pt" style:font-style-asian="normal" style:font-weight-asian="normal" style:font-size-complex="12pt" style:font-style-complex="normal" style:font-weight-complex="normal"/>
    </style:style>
    <style:style style:name="T22" style:family="text">
      <style:text-properties style:text-position="0% 100%" style:font-name="Liberation Serif" fo:background-color="transparent" style:font-size-asian="10.5pt" style:font-style-asian="normal" style:font-weight-asian="normal" style:font-size-complex="12pt" style:font-style-complex="normal" style:font-weight-complex="normal"/>
    </style:style>
    <style:style style:name="T23" style:family="text">
      <style:text-properties style:text-position="0% 100%" style:font-name="Liberation Serif" fo:background-color="transparent" style:font-size-asian="12pt" style:font-style-asian="normal" style:font-weight-asian="normal" style:font-size-complex="12pt" style:font-style-complex="normal" style:font-weight-complex="normal"/>
    </style:style>
    <style:style style:name="T24" style:family="text">
      <style:text-properties style:text-position="super 58%" fo:font-style="italic" style:font-style-asian="italic" style:font-style-complex="italic"/>
    </style:style>
    <style:style style:name="T25" style:family="text">
      <style:text-properties style:text-position="super 58%" style:font-name="Liberation Serif" fo:font-size="12pt" fo:font-style="normal" fo:background-color="transparent" style:font-size-asian="10.5pt" style:font-style-asian="normal" style:font-size-complex="12pt" style:font-style-complex="normal"/>
    </style:style>
    <style:style style:name="T26" style:family="text">
      <style:text-properties style:text-position="super 58%" style:font-name="Liberation Serif" fo:font-size="12pt" fo:font-style="italic" fo:background-color="transparent" style:font-size-asian="10.5pt" style:font-style-asian="italic" style:font-size-complex="12pt" style:font-style-complex="italic"/>
    </style:style>
    <style:style style:name="T27" style:family="text">
      <style:text-properties style:text-position="super 58%" fo:font-style="normal" style:font-style-asian="normal" style:font-style-complex="normal"/>
    </style:style>
    <style:style style:name="T28" style:family="text">
      <style:text-properties style:text-position="super 58%" fo:font-weight="normal" style:font-weight-asian="normal" style:font-weight-complex="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text-position="sub 58%"/>
    </style:style>
    <style:style style:name="T33" style:family="text">
      <style:text-properties style:text-position="sub 58%" fo:font-style="normal" style:font-style-asian="normal" style:font-style-complex="normal"/>
    </style:style>
    <style:style style:name="T34" style:family="text">
      <style:text-properties style:text-position="sub 58%" fo:font-style="italic" style:font-style-asian="italic" style:font-style-complex="italic"/>
    </style:style>
    <style:style style:name="T35" style:family="text">
      <style:text-properties style:text-position="sub 58%" fo:background-color="transparent" style:font-size-asian="10.5pt" style:font-style-asian="normal" style:font-weight-asian="normal" style:font-size-complex="12pt" style:font-style-complex="normal" style:font-weight-complex="normal"/>
    </style:style>
    <style:style style:name="T36" style:family="text">
      <style:text-properties fo:font-size="12pt"/>
    </style:style>
    <style:style style:name="T37" style:family="text">
      <style:text-properties fo:font-size="12pt" fo:font-style="normal" style:font-size-asian="10.5pt" style:font-style-asian="normal" style:font-size-complex="12pt" style:font-style-complex="normal"/>
    </style:style>
    <style:style style:name="T38" style:family="text">
      <style:text-properties fo:font-size="12pt" fo:font-style="normal" fo:font-weight="bold" style:font-size-asian="10.5pt" style:font-style-asian="normal" style:font-weight-asian="bold" style:font-size-complex="12pt" style:font-style-complex="normal" style:font-weight-complex="bold"/>
    </style:style>
    <style:style style:name="T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0" style:family="text">
      <style:text-properties fo:font-size="12pt" style:font-size-asian="10.5pt" style:font-size-complex="12pt"/>
    </style:style>
    <style:style style:name="T41" style:family="text">
      <style:text-properties fo:font-size="12pt" fo:font-style="italic" fo:font-weight="bold" style:font-size-asian="10.5pt" style:font-style-asian="italic" style:font-weight-asian="bold" style:font-size-complex="12pt" style:font-style-complex="italic" style:font-weight-complex="bold"/>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8pt" fo:font-weight="bold" style:font-size-asian="15.75pt" style:font-weight-asian="bold" style:font-size-complex="18pt" style:font-weight-complex="bold"/>
    </style:style>
    <style:style style:name="T44" style:family="text">
      <style:text-properties fo:font-size="18pt" style:font-size-asian="15.75pt" style:font-size-complex="18pt"/>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size-asian="10.5pt"/>
    </style:style>
    <style:style style:name="T51" style:family="text">
      <style:text-properties style:font-size-complex="12pt"/>
    </style:style>
    <style:style style:name="T52" style:family="text">
      <style:text-properties style:font-weight-asian="bold"/>
    </style:style>
    <style:style style:name="T53" style:family="text">
      <style:text-properties style:font-weight-complex="bold"/>
    </style:style>
    <style:style style:name="T54" style:family="text">
      <style:text-properties style:font-style-asian="italic"/>
    </style:style>
    <style:style style:name="T55" style:family="text">
      <style:text-properties style:font-style-complex="italic"/>
    </style:style>
    <style:style style:name="T56" style:family="text">
      <style:text-properties fo:background-color="transparent"/>
    </style:style>
    <style:style style:name="T57" style:family="text">
      <style:text-properties fo:font-variant="normal" fo:text-transform="none" fo:color="#000000" style:font-name="Liberation Serif" fo:letter-spacing="normal" style:font-size-asian="12pt" style:font-style-asian="normal" style:font-size-complex="12pt" style:font-style-complex="normal"/>
    </style:style>
    <style:style style:name="T58"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59" style:family="text">
      <style:text-properties style:use-window-font-color="true" style:text-outline="false" style:text-line-through-style="none" style:text-position="-33% 58%"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dterm, Quarter 2</text:p>
      <text:p text:style-name="P2"/>
      <text:p text:style-name="P3"><text:line-break/><text:span text:style-name="T4">1.</text:span></text:p>
      <text:p text:style-name="P36"><text:span text:style-name="T40">(For the sake of clarity, q0:=S, q1:=A, q2:=B, q3:=C)</text:span></text:p>
      <table:table table:name="Table9" table:style-name="Table9">
        <table:table-column table:style-name="Table9.A"/>
        <table:table-column table:style-name="Table9.B"/>
        <table:table-column table:style-name="Table9.A"/>
        <table:table-column table:style-name="Table9.D"/>
        <table:table-row>
          <table:table-cell table:style-name="Table9.A1" office:value-type="string">
            <text:p text:style-name="P57">i</text:p>
          </table:table-cell>
          <table:table-cell table:style-name="Table9.B1" office:value-type="string">
            <text:p text:style-name="P57">j</text:p>
          </table:table-cell>
          <table:table-cell table:style-name="Table9.B1" office:value-type="string">
            <text:p text:style-name="P57">k</text:p>
          </table:table-cell>
          <table:table-cell table:style-name="Table9.D1" office:value-type="string">
            <text:p text:style-name="P57">Operations/cases</text:p>
          </table:table-cell>
        </table:table-row>
        <table:table-row>
          <table:table-cell table:style-name="Table9.A2" office:value-type="string">
            <text:p text:style-name="P59">1</text:p>
          </table:table-cell>
          <table:table-cell table:style-name="Table9.B2" office:value-type="string">
            <text:p text:style-name="P59"/>
          </table:table-cell>
          <table:table-cell table:style-name="Table9.B2" office:value-type="string">
            <text:p text:style-name="P59"/>
          </table:table-cell>
          <table:table-cell table:style-name="Table9.D2" office:value-type="string">
            <text:p text:style-name="P37"/>
          </table:table-cell>
        </table:table-row>
        <table:table-row>
          <table:table-cell table:style-name="Table9.A2" office:value-type="string">
            <text:p text:style-name="P59">1</text:p>
          </table:table-cell>
          <table:table-cell table:style-name="Table9.B2" office:value-type="string">
            <text:p text:style-name="P59">0</text:p>
          </table:table-cell>
          <table:table-cell table:style-name="Table9.B2" office:value-type="string">
            <text:p text:style-name="P59">0</text:p>
          </table:table-cell>
          <table:table-cell table:style-name="Table9.D2" office:value-type="string">
            <text:p text:style-name="P37">(i) True. <text:span text:style-name="T48">Add arc from 0 to 0 labeled </text:span><text:span text:style-name="T31">aa</text:span><text:span text:style-name="T48">.</text:span> (ii) False. (iii) False.</text:p>
          </table:table-cell>
        </table:table-row>
        <table:table-row>
          <table:table-cell table:style-name="Table9.A2" office:value-type="string">
            <text:p text:style-name="P59">1</text:p>
          </table:table-cell>
          <table:table-cell table:style-name="Table9.B2" office:value-type="string">
            <text:p text:style-name="P59">0</text:p>
          </table:table-cell>
          <table:table-cell table:style-name="Table9.B2" office:value-type="string">
            <text:p text:style-name="P59">2</text:p>
          </table:table-cell>
          <table:table-cell table:style-name="Table9.D2" office:value-type="string">
            <text:p text:style-name="P37">(i) False (ii) False (iii) False</text:p>
          </table:table-cell>
        </table:table-row>
        <table:table-row>
          <table:table-cell table:style-name="Table9.A2" office:value-type="string">
            <text:p text:style-name="P59">1</text:p>
          </table:table-cell>
          <table:table-cell table:style-name="Table9.B2" office:value-type="string">
            <text:p text:style-name="P59">0</text:p>
          </table:table-cell>
          <table:table-cell table:style-name="Table9.B2" office:value-type="string">
            <text:p text:style-name="P59">3</text:p>
          </table:table-cell>
          <table:table-cell table:style-name="Table9.D2" office:value-type="string">
            <text:p text:style-name="P37"><text:span text:style-name="T45">(i) True. </text:span><text:span text:style-name="T46">Add arc from 0 to 3 labeled </text:span><text:span text:style-name="T31">ab</text:span><text:span text:style-name="T46">.</text:span><text:span text:style-name="T45"> (ii) False. (iii) False.</text:span></text:p>
          </table:table-cell>
        </table:table-row>
        <table:table-row>
          <table:table-cell table:style-name="Table9.A2" office:value-type="string">
            <text:p text:style-name="P59">1</text:p>
          </table:table-cell>
          <table:table-cell table:style-name="Table9.B2" office:value-type="string">
            <text:p text:style-name="P59">2</text:p>
          </table:table-cell>
          <table:table-cell table:style-name="Table9.B2" office:value-type="string">
            <text:p text:style-name="P59">0</text:p>
          </table:table-cell>
          <table:table-cell table:style-name="Table9.D2" office:value-type="string">
            <text:p text:style-name="P37"><text:span text:style-name="T45">(i) False. (ii) False. (iii) False.</text:span></text:p>
          </table:table-cell>
        </table:table-row>
        <table:table-row>
          <table:table-cell table:style-name="Table9.A2" office:value-type="string">
            <text:p text:style-name="P59">1</text:p>
          </table:table-cell>
          <table:table-cell table:style-name="Table9.B2" office:value-type="string">
            <text:p text:style-name="P59">2</text:p>
          </table:table-cell>
          <table:table-cell table:style-name="Table9.B2" office:value-type="string">
            <text:p text:style-name="P59">2</text:p>
          </table:table-cell>
          <table:table-cell table:style-name="Table9.D2" office:value-type="string">
            <text:p text:style-name="P37"><text:span text:style-name="T45">(i) False. (ii) False. (iii) False.</text:span></text:p>
          </table:table-cell>
        </table:table-row>
        <table:table-row>
          <table:table-cell table:style-name="Table9.A2" office:value-type="string">
            <text:p text:style-name="P59">1</text:p>
          </table:table-cell>
          <table:table-cell table:style-name="Table9.B2" office:value-type="string">
            <text:p text:style-name="P59">2</text:p>
          </table:table-cell>
          <table:table-cell table:style-name="Table9.B2" office:value-type="string">
            <text:p text:style-name="P59">3</text:p>
          </table:table-cell>
          <table:table-cell table:style-name="Table9.D2" office:value-type="string">
            <text:p text:style-name="P37"><text:span text:style-name="T45">(i) False. (ii) False. (iii) False.</text:span></text:p>
          </table:table-cell>
        </table:table-row>
        <table:table-row>
          <table:table-cell table:style-name="Table9.A2" office:value-type="string">
            <text:p text:style-name="P59">1</text:p>
          </table:table-cell>
          <table:table-cell table:style-name="Table9.B2" office:value-type="string">
            <text:p text:style-name="P59">3</text:p>
          </table:table-cell>
          <table:table-cell table:style-name="Table9.B2" office:value-type="string">
            <text:p text:style-name="P59">0</text:p>
          </table:table-cell>
          <table:table-cell table:style-name="Table9.D2" office:value-type="string">
            <text:p text:style-name="P37"><text:span text:style-name="T45">(i) True. </text:span><text:span text:style-name="T46">Add an arc from 3 to 0 labeled </text:span><text:span text:style-name="T31">ba</text:span><text:span text:style-name="T45">.</text:span></text:p>
          </table:table-cell>
        </table:table-row>
        <table:table-row>
          <table:table-cell table:style-name="Table9.A2" office:value-type="string">
            <text:p text:style-name="P59">1</text:p>
          </table:table-cell>
          <table:table-cell table:style-name="Table9.B2" office:value-type="string">
            <text:p text:style-name="P59">3</text:p>
          </table:table-cell>
          <table:table-cell table:style-name="Table9.B2" office:value-type="string">
            <text:p text:style-name="P59">2</text:p>
          </table:table-cell>
          <table:table-cell table:style-name="Table9.D2" office:value-type="string">
            <text:p text:style-name="P37"><text:span text:style-name="T45">(i) False. (ii) False. (iii) False.</text:span></text:p>
          </table:table-cell>
        </table:table-row>
        <table:table-row>
          <table:table-cell table:style-name="Table9.A2" office:value-type="string">
            <text:p text:style-name="P59">1</text:p>
          </table:table-cell>
          <table:table-cell table:style-name="Table9.B2" office:value-type="string">
            <text:p text:style-name="P59">3</text:p>
          </table:table-cell>
          <table:table-cell table:style-name="Table9.B2" office:value-type="string">
            <text:p text:style-name="P59">3</text:p>
          </table:table-cell>
          <table:table-cell table:style-name="Table9.D2" office:value-type="string">
            <text:p text:style-name="P37"><text:span text:style-name="T45">(i) True. </text:span><text:span text:style-name="T46">Add an arc from 3 to 3 labeled </text:span><text:span text:style-name="T31">bb</text:span><text:span text:style-name="T46">.</text:span><text:span text:style-name="T45"> (ii) False. (iii) False.</text:span></text:p>
          </table:table-cell>
        </table:table-row>
        <table:table-row>
          <table:table-cell table:style-name="Table9.A2" office:value-type="string">
            <text:p text:style-name="P59"/>
          </table:table-cell>
          <table:table-cell table:style-name="Table9.B2" office:value-type="string">
            <text:p text:style-name="P59"/>
          </table:table-cell>
          <table:table-cell table:style-name="Table9.B2" office:value-type="string">
            <text:p text:style-name="P59"/>
          </table:table-cell>
          <table:table-cell table:style-name="Table9.D2" office:value-type="string">
            <text:p text:style-name="P57">Remove q1</text:p>
          </table:table-cell>
        </table:table-row>
        <table:table-row>
          <table:table-cell table:style-name="Table9.A2" office:value-type="string">
            <text:p text:style-name="P59">3</text:p>
          </table:table-cell>
          <table:table-cell table:style-name="Table9.B2" office:value-type="string">
            <text:p text:style-name="P59">0</text:p>
          </table:table-cell>
          <table:table-cell table:style-name="Table9.B2" office:value-type="string">
            <text:p text:style-name="P59">0</text:p>
          </table:table-cell>
          <table:table-cell table:style-name="Table9.D2" office:value-type="string">
            <text:p text:style-name="P36"><text:span text:style-name="T39">(i) False.<text:line-break/>(ii) True. </text:span><text:span text:style-name="T38">Add an arc from 0 to 0 labeled </text:span><text:span text:style-name="T41">ab(bb)*ba.</text:span></text:p>
            <text:p text:style-name="P36"><text:span text:style-name="T39">(iii) True. </text:span><text:span text:style-name="T38">Replace arcs from 0 to 0 with one labeled </text:span><text:span text:style-name="T41">ab(bb)*ba U aa.</text:span></text:p>
          </table:table-cell>
        </table:table-row>
        <table:table-row>
          <table:table-cell table:style-name="Table9.A2" office:value-type="string">
            <text:p text:style-name="P59">3</text:p>
          </table:table-cell>
          <table:table-cell table:style-name="Table9.B2" office:value-type="string">
            <text:p text:style-name="P59">0</text:p>
          </table:table-cell>
          <table:table-cell table:style-name="Table9.B2" office:value-type="string">
            <text:p text:style-name="P59">2</text:p>
          </table:table-cell>
          <table:table-cell table:style-name="Table9.D2" office:value-type="string">
            <text:p text:style-name="P36"><text:span text:style-name="T39">(i) False.<text:line-break/>(ii) True. </text:span><text:span text:style-name="T38">Add an arc from 0 to 2 labeled </text:span><text:span text:style-name="T41">ab(bb)*a.</text:span><text:span text:style-name="T39"><text:line-break/>(iii) True.</text:span><text:span text:style-name="T38"> Replace arcs from 0 to 2 with one labeled </text:span><text:span text:style-name="T41">ab(bb)*a U b.</text:span></text:p>
          </table:table-cell>
        </table:table-row>
        <table:table-row>
          <table:table-cell table:style-name="Table9.A2" office:value-type="string">
            <text:p text:style-name="P59">3</text:p>
          </table:table-cell>
          <table:table-cell table:style-name="Table9.B2" office:value-type="string">
            <text:p text:style-name="P59">2</text:p>
          </table:table-cell>
          <table:table-cell table:style-name="Table9.B2" office:value-type="string">
            <text:p text:style-name="P59">0</text:p>
          </table:table-cell>
          <table:table-cell table:style-name="Table9.D2" office:value-type="string">
            <text:p text:style-name="P36"><text:span text:style-name="T37">(i) False.<text:line-break/>(ii) True. </text:span><text:span text:style-name="T38">Add an arc from 2 to 0 labeled </text:span><text:span text:style-name="T41">a(bb)*ba</text:span><text:span text:style-name="T38">.</text:span><text:span text:style-name="T37"><text:line-break/>(iii) True. </text:span><text:span text:style-name="T38">Replace arcs from 2 to 0 with one labeled </text:span><text:span text:style-name="T41">a(bb)*ba U b</text:span></text:p>
          </table:table-cell>
        </table:table-row>
        <table:table-row>
          <table:table-cell table:style-name="Table9.A16" office:value-type="string">
            <text:p text:style-name="P59">3</text:p>
          </table:table-cell>
          <table:table-cell table:style-name="Table9.B16" office:value-type="string">
            <text:p text:style-name="P59">2</text:p>
          </table:table-cell>
          <table:table-cell table:style-name="Table9.B16" office:value-type="string">
            <text:p text:style-name="P59">2</text:p>
          </table:table-cell>
          <table:table-cell table:style-name="Table9.D16" office:value-type="string">
            <text:p text:style-name="P36"><text:span text:style-name="T37">(i) False.</text:span><text:span text:style-name="T37"><text:line-break/>(ii) True. </text:span><text:span text:style-name="T38">Add an arc from 2 to 2 labeled </text:span><text:span text:style-name="T41">a(bb)*a</text:span><text:span text:style-name="T38">. (iii) False.</text:span></text:p>
          </table:table-cell>
        </table:table-row>
      </table:table>
      <text:p text:style-name="P36"><text:span text:style-name="T37"><text:line-break/></text:span>Resulting grammar:</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
          </table:table-cell>
          <table:table-cell table:style-name="Table1.A1" office:value-type="string">
            <text:p text:style-name="P66">ab(bb)*ba U aa</text:p>
          </table:table-cell>
          <table:table-cell table:style-name="Table1.A1" office:value-type="string">
            <text:p text:style-name="P67">ab(bb)*a U b</text:p>
          </table:table-cell>
          <table:table-cell table:style-name="Table1.A1" office:value-type="string">
            <text:p text:style-name="P68">a(bb)*ba U b</text:p>
          </table:table-cell>
          <table:table-cell table:style-name="Table1.E1" office:value-type="string">
            <text:p text:style-name="P69">a(bb)*a</text:p>
          </table:table-cell>
        </table:table-row>
        <table:table-row>
          <table:table-cell table:style-name="Table1.A2" office:value-type="string">
            <text:p text:style-name="P65">q0</text:p>
          </table:table-cell>
          <table:table-cell table:style-name="Table1.A2" office:value-type="string">
            <text:p text:style-name="P64">{q0}</text:p>
          </table:table-cell>
          <table:table-cell table:style-name="Table1.A2" office:value-type="string">
            <text:p text:style-name="P64">{q2}</text:p>
          </table:table-cell>
          <table:table-cell table:style-name="Table1.A2" office:value-type="string">
            <text:p text:style-name="P64">{}</text:p>
          </table:table-cell>
          <table:table-cell table:style-name="Table1.E2" office:value-type="string">
            <text:p text:style-name="P64">{}</text:p>
          </table:table-cell>
        </table:table-row>
        <table:table-row>
          <table:table-cell table:style-name="Table1.A2" office:value-type="string">
            <text:p text:style-name="P65">q2</text:p>
          </table:table-cell>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4">{q0}</text:p>
          </table:table-cell>
          <table:table-cell table:style-name="Table1.E2" office:value-type="string">
            <text:p text:style-name="P64">{q2}</text:p>
          </table:table-cell>
        </table:table-row>
      </table:table>
      <text:p text:style-name="P42"><text:span text:style-name="T6"/></text:p>
      <text:p text:style-name="P42"><text:span text:style-name="T6">Final expression:<text:line-break/></text:span><text:span text:style-name="T9">((ab(bb)*ba) U aa)</text:span><text:span text:style-name="T7">*</text:span><text:span text:style-name="T10">((ab(bb)*a) U b)</text:span><text:span text:style-name="T8">(</text:span><text:span text:style-name="T7">(</text:span><text:span text:style-name="T13">a(bb)*a)</text:span><text:span text:style-name="T7"> </text:span><text:span text:style-name="T8">U</text:span><text:span text:style-name="T11">((a(bb)*ba) U b)</text:span><text:span text:style-name="T14">((ab(bb)*ba)Uaa)*</text:span><text:span text:style-name="T10">(ab(bb)*a) U b)</text:span><text:span text:style-name="T12">)</text:span><text:span text:style-name="T7">*</text:span><text:span text:style-name="T2"><text:line-break/></text:span><text:soft-page-break/></text:p>
      <text:p text:style-name="P5"><text:span text:style-name="T43">2. </text:span></text:p>
      <text:p text:style-name="P5"><text:span text:style-name="T30">(a)</text:span></text:p>
      <text:p text:style-name="P38">M: <text:tab/>Q = {S,A,Z},<text:tab/>Σ = {a,b}, <text:s/>F = {Z}<text:line-break/><text:tab/>δ(S,a)=S, <text:s/>δ(S,b)=A, <text:s/>δ(S,a)=Z<text:line-break/><text:tab/>δ(A,a)=S, <text:s/>δ(A,b)=A, <text:s/>δ(A,b)=Z<text:line-break/><text:span text:style-name="T30">(b)</text:span></text:p>
      <text:p text:style-name="P44"><text:span text:style-name="T45">Q' := {{S}}</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2">X</text:p>
          </table:table-cell>
          <table:table-cell table:style-name="Table10.A1" office:value-type="string">
            <text:p text:style-name="P62">Current symbol</text:p>
          </table:table-cell>
          <table:table-cell table:style-name="Table10.A1" office:value-type="string">
            <text:p text:style-name="P62">Y</text:p>
          </table:table-cell>
          <table:table-cell table:style-name="Table10.D1" office:value-type="string">
            <text:p text:style-name="P62">New transition</text:p>
          </table:table-cell>
        </table:table-row>
        <table:table-row>
          <table:table-cell table:style-name="Table10.A2" office:value-type="string">
            <text:p text:style-name="P61">{S}</text:p>
          </table:table-cell>
          <table:table-cell table:style-name="Table10.A2" office:value-type="string">
            <text:p text:style-name="P61">a</text:p>
          </table:table-cell>
          <table:table-cell table:style-name="Table10.A2" office:value-type="string">
            <text:p text:style-name="P61">{S,Z}</text:p>
          </table:table-cell>
          <table:table-cell table:style-name="Table10.D2" office:value-type="string">
            <text:p text:style-name="P45"><text:span text:style-name="T45">δ({S}, a) = {S,Z}</text:span></text:p>
          </table:table-cell>
        </table:table-row>
        <table:table-row>
          <table:table-cell table:style-name="Table10.A2" office:value-type="string">
            <text:p text:style-name="P61">{S}</text:p>
          </table:table-cell>
          <table:table-cell table:style-name="Table10.A2" office:value-type="string">
            <text:p text:style-name="P61">b</text:p>
          </table:table-cell>
          <table:table-cell table:style-name="Table10.A2" office:value-type="string">
            <text:p text:style-name="P61">{A}</text:p>
          </table:table-cell>
          <table:table-cell table:style-name="Table10.D2" office:value-type="string">
            <text:p text:style-name="P45"><text:span text:style-name="T45">δ({S}, b) = {A}</text:span></text:p>
          </table:table-cell>
        </table:table-row>
        <table:table-row>
          <table:table-cell table:style-name="Table10.A2" office:value-type="string">
            <text:p text:style-name="P61">{S,Z}</text:p>
          </table:table-cell>
          <table:table-cell table:style-name="Table10.A2" office:value-type="string">
            <text:p text:style-name="P61">a</text:p>
          </table:table-cell>
          <table:table-cell table:style-name="Table10.A2" office:value-type="string">
            <text:p text:style-name="P61">{S}</text:p>
          </table:table-cell>
          <table:table-cell table:style-name="Table10.D2" office:value-type="string">
            <text:p text:style-name="P63">δ({S,Z},a) = {S}</text:p>
          </table:table-cell>
        </table:table-row>
        <table:table-row>
          <table:table-cell table:style-name="Table10.A2" office:value-type="string">
            <text:p text:style-name="P61">{S,Z}</text:p>
          </table:table-cell>
          <table:table-cell table:style-name="Table10.A2" office:value-type="string">
            <text:p text:style-name="P61">b</text:p>
          </table:table-cell>
          <table:table-cell table:style-name="Table10.A2" office:value-type="string">
            <text:p text:style-name="P61">{A}</text:p>
          </table:table-cell>
          <table:table-cell table:style-name="Table10.D2" office:value-type="string">
            <text:p text:style-name="P45"><text:span text:style-name="T45">δ({S,Z},b) = {A}</text:span></text:p>
          </table:table-cell>
        </table:table-row>
        <table:table-row>
          <table:table-cell table:style-name="Table10.A2" office:value-type="string">
            <text:p text:style-name="P61">{A}</text:p>
          </table:table-cell>
          <table:table-cell table:style-name="Table10.A2" office:value-type="string">
            <text:p text:style-name="P61">a</text:p>
          </table:table-cell>
          <table:table-cell table:style-name="Table10.A2" office:value-type="string">
            <text:p text:style-name="P61">{S}</text:p>
          </table:table-cell>
          <table:table-cell table:style-name="Table10.D2" office:value-type="string">
            <text:p text:style-name="P45"><text:span text:style-name="T45">δ({A}, a) = {S}</text:span></text:p>
          </table:table-cell>
        </table:table-row>
        <table:table-row>
          <table:table-cell table:style-name="Table10.A2" office:value-type="string">
            <text:p text:style-name="P61">{A}</text:p>
          </table:table-cell>
          <table:table-cell table:style-name="Table10.A2" office:value-type="string">
            <text:p text:style-name="P61">b</text:p>
          </table:table-cell>
          <table:table-cell table:style-name="Table10.A2" office:value-type="string">
            <text:p text:style-name="P61">{A,Z}</text:p>
          </table:table-cell>
          <table:table-cell table:style-name="Table10.D2" office:value-type="string">
            <text:p text:style-name="P45"><text:span text:style-name="T45">δ({A}, b) = {A,Z}</text:span></text:p>
          </table:table-cell>
        </table:table-row>
        <table:table-row>
          <table:table-cell table:style-name="Table10.A2" office:value-type="string">
            <text:p text:style-name="P61">{A,Z}</text:p>
          </table:table-cell>
          <table:table-cell table:style-name="Table10.A2" office:value-type="string">
            <text:p text:style-name="P61">a</text:p>
          </table:table-cell>
          <table:table-cell table:style-name="Table10.A2" office:value-type="string">
            <text:p text:style-name="P61">{S}</text:p>
          </table:table-cell>
          <table:table-cell table:style-name="Table10.D2" office:value-type="string">
            <text:p text:style-name="P45"><text:span text:style-name="T45">δ({A,Z},a) = {S}</text:span></text:p>
          </table:table-cell>
        </table:table-row>
        <table:table-row>
          <table:table-cell table:style-name="Table10.A9" office:value-type="string">
            <text:p text:style-name="P61">{A,Z}</text:p>
          </table:table-cell>
          <table:table-cell table:style-name="Table10.A9" office:value-type="string">
            <text:p text:style-name="P61">b</text:p>
          </table:table-cell>
          <table:table-cell table:style-name="Table10.A9" office:value-type="string">
            <text:p text:style-name="P61">{A,Z}</text:p>
          </table:table-cell>
          <table:table-cell table:style-name="Table10.D9" office:value-type="string">
            <text:p text:style-name="P45"><text:span text:style-name="T45">δ({A,Z},b) = {A,Z}</text:span></text:p>
          </table:table-cell>
        </table:table-row>
      </table:table>
      <text:p text:style-name="P44"><text:span text:style-name="T45"/></text:p>
      <text:p text:style-name="P43"><text:span text:style-name="T1">M':<text:tab/>Q = {{S}, {S,Z}, {A}, {A,Z}}, <text:s/>Σ = {a,b}, <text:s/>F =</text:span><text:span text:style-name="T5"> {{S,Z},{A,Z}}</text:span></text:p>
      <text:p text:style-name="P42"><text:span text:style-name="T3"><text:tab/>δ({S}, a) = {S,Z}<text:line-break/><text:tab/>δ({S,Z},a) = {S}</text:span></text:p>
      <text:p text:style-name="P42"><text:span text:style-name="T3"><text:tab/>δ({S,Z},b) = {A}<text:line-break/><text:tab/>δ({A}, a) = {S}</text:span></text:p>
      <text:p text:style-name="P42"><text:span text:style-name="T3"><text:tab/>δ({A}, b) = {A,Z}<text:line-break/><text:tab/>δ({A,Z},a) = {S}<text:line-break/></text:span></text:p>
      <text:p text:style-name="P40">(c)</text:p>
      <text:p text:style-name="P39">Theorem 6.3.2<text:line-break/>S → aS | bA | aZ<text:line-break/>A → aS | bA | bZ<text:line-break/>Z → λ</text:p>
      <text:p text:style-name="P6"/>
      <text:p text:style-name="P40">(d)</text:p>
      <text:p text:style-name="P39">Theorem 6.3.2<text:line-break/>{S} → a{S,Z}<text:line-break/>{S,Z} → a{S} | λ<text:line-break/>{S,Z} → b{A} | λ<text:line-break/>{A} → a{S}<text:line-break/>{A} → b{A,Z}<text:line-break/>{A,Z} → a{S} | λ</text:p>
      <text:p text:style-name="P39"/>
      <text:p text:style-name="P40">(e)</text:p>
      <text:p text:style-name="P41"><text:span text:style-name="T40">(I did this one by hand to save time, using 6.2.2 on M)<text:line-break/></text:span><text:soft-page-break/><text:span text:style-name="T40">((bb*a) U a)*((bb*b) U a)<text:line-break/></text:span></text:p>
      <text:p text:style-name="P41"><text:span text:style-name="T48">3.</text:span></text:p>
      <text:p text:style-name="P35"><text:span text:style-name="T16">Show that the language L = {a</text:span><text:span text:style-name="T24">k^3</text:span><text:span text:style-name="T16"> | k ε </text:span><text:span text:style-name="T17">N</text:span><text:span text:style-name="T16">} is not regular.</text:span><text:span text:style-name="T18"><text:line-break/><text:tab/>Assume that L is regular. This implies that L is accepted by some DFA. Let k be the number of states of its DFA. By the pumping lemma, every string z ε L of length k or more can be decomposed into substring u, v, and w such that length(uv) &lt;= k, v /= λ, and uviw ε L for all i &gt;= 0.<text:line-break/><text:tab/>Let us choose the arbitrary string a</text:span><text:span text:style-name="T25">k^3</text:span><text:span text:style-name="T18"> belonging to L with length greater than k. It can be written as uvw where the u, v, and w satisfy the conditions of the pumping lemma and 0 &lt; length(v) &lt;= k. If i = 3, we can proceed similarly to the proof in Example 6.6.1:<text:line-break/></text:span><text:span text:style-name="T16"><text:tab/>length(uv</text:span><text:span text:style-name="T26">3</text:span><text:span text:style-name="T16">w) = length(uvw)</text:span><text:span text:style-name="T30"> + length(v) + length(v)<text:line-break/><text:tab/><text:tab/>= k</text:span><text:span text:style-name="T24">3</text:span><text:span text:style-name="T30"> + length(v) + length(v)<text:line-break/><text:tab/><text:tab/>&lt;= k</text:span><text:span text:style-name="T24">3</text:span><text:span text:style-name="T30"> + k + k<text:tab/>&lt; k</text:span><text:span text:style-name="T24">3</text:span><text:span text:style-name="T30"> + 3k</text:span><text:span text:style-name="T24">2</text:span><text:span text:style-name="T30"> + 3k + 1 = (k+1)</text:span><text:span text:style-name="T24">3</text:span><text:line-break/><text:tab/><text:span text:style-name="T18">Therefore, the length of string uv</text:span><text:span text:style-name="T25">3</text:span><text:span text:style-name="T18">w is in between the cubes of k and k+1, so it must not be a cube itself and is not in the language, which is a contradiction of our assumption.<text:line-break/></text:span></text:p>
      <text:p text:style-name="P18">4.</text:p>
      <text:p text:style-name="P35"><text:span text:style-name="T16">Show that left linear grammars generate precisely the regular sets.</text:span><text:span text:style-name="T18"><text:line-break/><text:tab/>Theorem 6.2.3 states that languages accepted by DFAs are regular languages, so we must show that L can be converted into a DFA. We can try to convert L into a right regular grammar and use 6.3.1, or we can convert it into a left regular grammar and modify 6.3.1 to show that left regular grammars can be converted into NFAs. I will try both. </text:span></text:p>
      <text:p text:style-name="P35"><text:tab/>First, it can be shown that a left linear grammar can be converted into a left regular grammar (<text:span text:style-name="T30">u</text:span><text:span text:style-name="T34">0</text:span><text:span text:style-name="T19">u</text:span><text:span text:style-name="T34">1</text:span><text:span text:style-name="T19">u</text:span><text:span text:style-name="T34">2</text:span><text:span text:style-name="T19"> ... u</text:span><text:span text:style-name="T34">n</text:span><text:span text:style-name="T19"> </text:span><text:span text:style-name="T20">are the terminal characters of</text:span><text:span text:style-name="T19"> u):</text:span></text:p>
      <table:table table:name="Table8" table:style-name="Table8">
        <table:table-column table:style-name="Table8.A"/>
        <table:table-column table:style-name="Table8.B"/>
        <table:table-row>
          <table:table-cell table:style-name="Table8.A1" office:value-type="string">
            <text:p text:style-name="P54">A -&gt; u can be converted to:</text:p>
            <text:p text:style-name="P46">A -&gt; A<text:span text:style-name="T32">n</text:span><text:span text:style-name="T15">u</text:span><text:span text:style-name="T32">n</text:span></text:p>
            <text:p text:style-name="P54">A -&gt; A<text:span text:style-name="T32">n-1</text:span>u<text:span text:style-name="T32">n-1</text:span></text:p>
            <text:p text:style-name="P54">...</text:p>
            <text:p text:style-name="P54">A -&gt; u<text:span text:style-name="T32">0</text:span></text:p>
          </table:table-cell>
          <table:table-cell table:style-name="Table8.B1" office:value-type="string">
            <text:p text:style-name="P46">A -&gt; Bu can be converted to:</text:p>
            <text:p text:style-name="P46">A -&gt; A<text:span text:style-name="T32">n</text:span><text:span text:style-name="T15">u</text:span><text:span text:style-name="T32">n</text:span></text:p>
            <text:p text:style-name="P54">A -&gt; A<text:span text:style-name="T32">n-1</text:span>u<text:span text:style-name="T32">n-1</text:span></text:p>
            <text:p text:style-name="P54">...</text:p>
            <text:p text:style-name="P54">A -&gt; Bu<text:span text:style-name="T32">0</text:span></text:p>
          </table:table-cell>
        </table:table-row>
      </table:table>
      <text:p text:style-name="P35"><text:span text:style-name="T15"><text:tab/>Second, it can be shown that a left regular grammar can be converted into a right regular grammar </text:span><text:span text:style-name="T19">(</text:span><text:span text:style-name="T30">w = b</text:span><text:span text:style-name="T34">0</text:span><text:span text:style-name="T19">b</text:span><text:span text:style-name="T34">1</text:span><text:span text:style-name="T19">b</text:span><text:span text:style-name="T34">2</text:span><text:span text:style-name="T19"> ... b</text:span><text:span text:style-name="T34">n</text:span><text:span text:style-name="T19"> where B =&gt;* w):</text:span></text:p>
      <text:p text:style-name="P35"><text:span text:style-name="T19"/></text:p>
      <text:p text:style-name="P31">A -&gt; Ba can be converted to:</text:p>
      <text:p text:style-name="P33">A -&gt; b<text:span text:style-name="T32">0</text:span>B<text:span text:style-name="T32">0</text:span></text:p>
      <text:p text:style-name="P33"><text:span text:style-name="T15">B</text:span><text:span text:style-name="T32">10</text:span><text:span text:style-name="T15">-&gt; b</text:span><text:span text:style-name="T32">1</text:span><text:span text:style-name="T15">B</text:span><text:span text:style-name="T32">1</text:span></text:p>
      <text:p text:style-name="P31">...</text:p>
      <text:p text:style-name="P33"><text:span text:style-name="T15">B</text:span><text:span text:style-name="T32">n-1</text:span><text:span text:style-name="T15"> -&gt; b</text:span><text:span text:style-name="T32">n</text:span><text:span text:style-name="T15">A'</text:span></text:p>
      <text:p text:style-name="P31">A' -&gt; a</text:p>
      <text:p text:style-name="P31"/>
      <text:p text:style-name="P47"><text:tab/>Last, I will give a modification of theorem 6.3.1 for converting left regular grammars into NFAs. The conversions are basically a reversal of those in 6.3.1:</text:p>
      <text:p text:style-name="P8"/>
      <text:p text:style-name="P8">(i) Same as 6.3.1</text:p>
      <text:p text:style-name="P8">(ii) <text:tab/>d(B, a) = A when A -&gt; Ba</text:p>
      <text:p text:style-name="P8"><text:tab/>d(Z, a) = A when A -&gt; a</text:p>
      <text:p text:style-name="P8"><text:soft-page-break/>(iii) F = {S} where S is the start symbol of G</text:p>
      <text:p text:style-name="P9">(iv) S = Z</text:p>
      <text:p text:style-name="P18">5.</text:p>
      <text:p text:style-name="P48">(a)</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table-cell table:style-name="Table2.A1" office:value-type="string">
            <text:p text:style-name="P13"/>
          </table:table-cell>
          <table:table-cell table:style-name="Table2.B1" office:value-type="string">
            <text:p text:style-name="P13">λ λ/λ</text:p>
          </table:table-cell>
          <table:table-cell table:style-name="Table2.B1" office:value-type="string">
            <text:p text:style-name="P13">b λ/B</text:p>
          </table:table-cell>
          <table:table-cell table:style-name="Table2.B1" office:value-type="string">
            <text:p text:style-name="P13">a λ/A</text:p>
          </table:table-cell>
          <table:table-cell table:style-name="Table2.B1" office:value-type="string">
            <text:p text:style-name="P13">b B/λ</text:p>
          </table:table-cell>
          <table:table-cell table:style-name="Table2.F1" office:value-type="string">
            <text:p text:style-name="P13">a A/λ</text:p>
          </table:table-cell>
        </table:table-row>
        <table:table-row>
          <table:table-cell table:style-name="Table2.A2" office:value-type="string">
            <text:p text:style-name="P13">q0</text:p>
          </table:table-cell>
          <table:table-cell table:style-name="Table2.B2" office:value-type="string">
            <text:p text:style-name="P13">{q1}</text:p>
          </table:table-cell>
          <table:table-cell table:style-name="Table2.B2" office:value-type="string">
            <text:p text:style-name="P13">{q0}</text:p>
          </table:table-cell>
          <table:table-cell table:style-name="Table2.B2" office:value-type="string">
            <text:p text:style-name="P13">{q0}</text:p>
          </table:table-cell>
          <table:table-cell table:style-name="Table2.B2" office:value-type="string">
            <text:p text:style-name="P13">{}</text:p>
          </table:table-cell>
          <table:table-cell table:style-name="Table2.F2" office:value-type="string">
            <text:p text:style-name="P13">{}</text:p>
          </table:table-cell>
        </table:table-row>
        <table:table-row>
          <table:table-cell table:style-name="Table2.A3" office:value-type="string">
            <text:p text:style-name="P13">q1</text:p>
          </table:table-cell>
          <table:table-cell table:style-name="Table2.B3" office:value-type="string">
            <text:p text:style-name="P13">{}</text:p>
          </table:table-cell>
          <table:table-cell table:style-name="Table2.B3" office:value-type="string">
            <text:p text:style-name="P13">{}</text:p>
          </table:table-cell>
          <table:table-cell table:style-name="Table2.B3" office:value-type="string">
            <text:p text:style-name="P13">{}</text:p>
          </table:table-cell>
          <table:table-cell table:style-name="Table2.B3" office:value-type="string">
            <text:p text:style-name="P13">{q1}</text:p>
          </table:table-cell>
          <table:table-cell table:style-name="Table2.F3" office:value-type="string">
            <text:p text:style-name="P13">{q1}</text:p>
          </table:table-cell>
        </table:table-row>
      </table:table>
      <text:p text:style-name="P48">(b)</text:p>
      <table:table table:name="Table3" table:style-name="Table3">
        <table:table-column table:style-name="Table3.A"/>
        <table:table-column table:style-name="Table3.B"/>
        <table:table-column table:style-name="Table3.C"/>
        <table:table-row>
          <table:table-cell table:style-name="Table3.A1" office:value-type="string">
            <text:p text:style-name="P8">[q0, ab, λ]</text:p>
            <text:p text:style-name="P8">|- [q0, b, A]</text:p>
            <text:p text:style-name="P8">|- [q1, b, A]</text:p>
            <text:p text:style-name="P8">|- [q1, λ, λ] success.</text:p>
          </table:table-cell>
          <table:table-cell table:style-name="Table3.A1" office:value-type="string">
            <text:p text:style-name="P8">[q0, abb, λ]</text:p>
            <text:p text:style-name="P8">|- [q0, bb, A]</text:p>
            <text:p text:style-name="P8">|- [q1, bb, A]</text:p>
            <text:p text:style-name="P8">|- [q1, b, λ] fail.</text:p>
          </table:table-cell>
          <table:table-cell table:style-name="Table3.C1" office:value-type="string">
            <text:p text:style-name="P8">[q0, abbb, λ]</text:p>
            <text:p text:style-name="P8">|- [q0, bbb, A]</text:p>
            <text:p text:style-name="P8">|- [q1, bbb, A]</text:p>
            <text:p text:style-name="P8">|- [q1, bb, λ] fail.</text:p>
          </table:table-cell>
        </table:table-row>
      </table:table>
      <text:p text:style-name="P47">(c)</text:p>
      <table:table table:name="Table4" table:style-name="Table4">
        <table:table-column table:style-name="Table4.A"/>
        <table:table-column table:style-name="Table4.B"/>
        <table:table-row>
          <table:table-cell table:style-name="Table4.A1" office:value-type="string">
            <text:p text:style-name="P9">[q0, aaaa, λ]</text:p>
            <text:p text:style-name="P9">|- [q0, aaa, A]</text:p>
            <text:p text:style-name="P9">|- [q0, aa, AA]</text:p>
            <text:p text:style-name="P9">|- [q1, aa, AA]</text:p>
            <text:p text:style-name="P9">|- [q1, a, A]</text:p>
            <text:p text:style-name="P9">|- [q1, λ, λ] success.</text:p>
          </table:table-cell>
          <table:table-cell table:style-name="Table4.B1" office:value-type="string">
            <text:p text:style-name="P9">[q0, baab, λ]</text:p>
            <text:p text:style-name="P9">|- [q0, aab, B]</text:p>
            <text:p text:style-name="P9">|- [q0, ab, AB]</text:p>
            <text:p text:style-name="P9">|- [q1, ab, AB]</text:p>
            <text:p text:style-name="P9">|- [q1, b, B]</text:p>
            <text:p text:style-name="P9">|- [q1, λ, λ] success.</text:p>
          </table:table-cell>
        </table:table-row>
      </table:table>
      <text:p text:style-name="P50">(d)</text:p>
      <table:table table:name="Table5" table:style-name="Table5">
        <table:table-column table:style-name="Table5.A"/>
        <table:table-column table:style-name="Table5.B"/>
        <table:table-row>
          <table:table-cell table:style-name="Table5.A1" office:value-type="string">
            <text:p text:style-name="P9">[q0, aaa, λ]</text:p>
            <text:p text:style-name="P9">|- [q0, aa, A]</text:p>
            <text:p text:style-name="P9">|- [q0, a, AA]</text:p>
            <text:p text:style-name="P9">|- [q1, a, AA]</text:p>
            <text:p text:style-name="P9">|- [q1, λ, A] fail. </text:p>
            <text:p text:style-name="P9">(this pda could be easily modified to accept odd-length palindromes by adding a λ/λ and b λ/λ transitions from 0 to 1.)</text:p>
          </table:table-cell>
          <table:table-cell table:style-name="Table5.B1" office:value-type="string">
            <text:p text:style-name="P15">[q0, ab, λ]</text:p>
            <text:p text:style-name="P15">|- [q0, b, A]</text:p>
            <text:p text:style-name="P15">|- [q1, b, A]</text:p>
            <text:p text:style-name="P15">|- [q1, b, A] fail.</text:p>
          </table:table-cell>
        </table:table-row>
      </table:table>
      <text:p text:style-name="P11"/>
      <text:p text:style-name="P18">6.</text:p>
      <text:p text:style-name="P10">This PDA is based on the idea that the number of b's must be either less or greater than the number of a's. The arc to the state 'GT' is taken if j &gt;i is desired, and the arc to the state 'LT' is taken if j&lt;i is desired.</text:p>
      <text:p text:style-name="P10"><text:span text:style-name="T30">M</text:span> : <text:tab/>Q = {S, GT, LT}, Σ = {a,b}, Γ= {A}, F = {GT, LT}</text:p>
      <text:p text:style-name="P10"><text:tab/>δ(S, a, λ) = {[S, A]}</text:p>
      <text:p text:style-name="P10"><text:tab/>δ(S, b, λ) = {[GT, λ]}</text:p>
      <text:p text:style-name="P10"><text:tab/>δ(S, λ, A) = {[LT, λ]}</text:p>
      <text:p text:style-name="P10"><text:tab/>δ(GT, b, A) = {[GT, λ]}</text:p>
      <text:p text:style-name="P10"><text:tab/>δ(GT, b, λ) = {[GT, λ]}</text:p>
      <text:p text:style-name="P10"><text:tab/>δ(LT, b, A) = {[LT, λ]}</text:p>
      <text:p text:style-name="P10"><text:tab/>δ(LT, λ, A) = {[LT, λ]}</text:p>
      <text:p text:style-name="P21">7. </text:p>
      <text:p text:style-name="P51">(a)</text:p>
      <text:p text:style-name="P52">Each 'a' pushes an A and forces another 'a', and each 'b' pops an A.</text:p>
      <text:p text:style-name="P52">M: <text:tab/>Q = {q0, q1, q2}, Σ = {a,b}, Γ = {A}, F = {q0, q2}</text:p>
      <text:p text:style-name="P52"><text:tab/>δ(q0, a, λ) = {[q1, A]}</text:p>
      <text:p text:style-name="P52"><text:tab/>δ(q0, b, A) = {[q2, λ]}</text:p>
      <text:p text:style-name="P52"><text:tab/>δ(q1, a, λ) = {[q0, λ]}</text:p>
      <text:p text:style-name="P52"><text:tab/>δ(q2, b, A) = {[q2, λ]}</text:p>
      <text:p text:style-name="P51">(b)</text:p>
      <text:p text:style-name="P52">See <text:span text:style-name="T30">(a)</text:span></text:p>
      <text:p text:style-name="P51">(c)</text:p>
      <text:p text:style-name="P52">M:<text:tab/>Q = {q0, q1}, <text:s/>Σ = {a,b}, <text:s/>Γ = {A}, F = {q1}</text:p>
      <text:p text:style-name="P52"><text:tab/>δ(q0, a, λ) = {[q0, A]}</text:p>
      <text:p text:style-name="P52"><text:tab/>δ(q0, b, AA) = {[q1, λ]}</text:p>
      <text:p text:style-name="P52"><text:tab/>δ(q1, b, AA) = {[q1, λ]}</text:p>
      <text:p text:style-name="P51">(δ)</text:p>
      <text:p text:style-name="P51"><text:span text:style-name="T45">for M</text:span><text:span text:style-name="T33">1</text:span><text:span text:style-name="T45">/M</text:span><text:span text:style-name="T33">2</text:span></text:p>
      <text:p text:style-name="P52">[q0, aab, λ] |- [q1, ab, A] |- [q0, b, A] |- [q2, λ, λ] success.</text:p>
      <text:p text:style-name="P51"><text:span text:style-name="T45">for M</text:span><text:span text:style-name="T33">3</text:span></text:p>
      <text:p text:style-name="P52">[q0, aab, λ] |- [q0, ab, A] |- [q0, b, AA] |- [q1, λ, λ] success.</text:p>
      <text:p text:style-name="P22"/>
      <text:p text:style-name="P18">8.</text:p>
      <text:p text:style-name="P51"><text:span text:style-name="T45"><text:tab/>Assume L is context free. By Theorem 7.4.1, the string z = ww</text:span><text:span text:style-name="T27">R</text:span><text:span text:style-name="T45">w, where length(w) &gt;=k and k is the number specified by the pumping lemma, can be decomposed into substrings </text:span>uvwxy<text:span text:style-name="T45"> that satisfy the repetition properties. Consider the possible decompositions of z:</text:span></text:p>
      <text:p text:style-name="P53"><text:span text:style-name="T49"><text:tab/>For the sake of clarity, let abc = ww</text:span><text:span text:style-name="T28">R</text:span><text:span text:style-name="T49">w where a = c = w and b = w</text:span><text:span text:style-name="T28">R</text:span><text:span text:style-name="T49">. Let us consider the possibilities of which of the substrings a, b, and c can be lengthened.</text:span></text:p>
      <text:p text:style-name="P53"><text:span text:style-name="T49"><text:tab/>(i) pumping s only lengthens b</text:span></text:p>
      <text:p text:style-name="P53"><text:span text:style-name="T49"><text:tab/>(ii) pumping s lengthens a and b or b and c</text:span></text:p>
      <text:p text:style-name="P53"><text:span text:style-name="T49"><text:tab/>(iii) pumping s lengthens a,b, and c</text:span></text:p>
      <text:p text:style-name="P53"><text:span text:style-name="T49"><text:tab/>It is required that the length of a, b, and c be equal, and this would not be the case were only one or two substrings were lengthened in case (i) and (ii). In case (iii), we have lengthened each of a, b, and c equally. However, since the length(a) &gt;= k, then length(vwx) &lt;= length(a) = length(c), we cannot simultaneously lengthen the end of a and the end of c with the same pumps, which would be required for a and b to remain equal.W</text:span></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oft-page-break/><text:span text:style-name="T49"/></text:p>
      <text:p text:style-name="P53"><text:span text:style-name="T44">9.</text:span></text:p>
      <text:p text:style-name="P52">Initialize D and S to 0s and {}s:</text:p>
      <text:p text:style-name="P52">Mark 1 in D at: [0,1], [0,3],[0,5],[0,6],[1,2],[1,4],[2,3],[2,5],[2,6],[3,4],[4,5],[4,6]</text:p>
      <table:table table:name="Table11" table:style-name="Table11">
        <table:table-column table:style-name="Table11.A"/>
        <table:table-column table:style-name="Table11.B"/>
        <table:table-column table:style-name="Table11.C"/>
        <table:table-column table:style-name="Table11.A"/>
        <table:table-column table:style-name="Table11.E"/>
        <table:table-row>
          <table:table-cell table:style-name="Table11.A1" office:value-type="string">
            <text:p text:style-name="P17">i</text:p>
          </table:table-cell>
          <table:table-cell table:style-name="Table11.A1" office:value-type="string">
            <text:p text:style-name="P17">j</text:p>
          </table:table-cell>
          <table:table-cell table:style-name="Table11.A1" office:value-type="string">
            <text:p text:style-name="P17">m</text:p>
          </table:table-cell>
          <table:table-cell table:style-name="Table11.A1" office:value-type="string">
            <text:p text:style-name="P17">n</text:p>
          </table:table-cell>
          <table:table-cell table:style-name="Table11.E1" office:value-type="string">
            <text:p text:style-name="P17">Operation</text:p>
          </table:table-cell>
        </table:table-row>
        <table:table-row>
          <table:table-cell table:style-name="Table11.A2" office:value-type="string">
            <text:p text:style-name="P16">0</text:p>
          </table:table-cell>
          <table:table-cell table:style-name="Table11.A2" office:value-type="string">
            <text:p text:style-name="P16">2</text:p>
          </table:table-cell>
          <table:table-cell table:style-name="Table11.A2" office:value-type="string">
            <text:p text:style-name="P16">1</text:p>
          </table:table-cell>
          <table:table-cell table:style-name="Table11.A2" office:value-type="string">
            <text:p text:style-name="P16">5</text:p>
          </table:table-cell>
          <table:table-cell table:style-name="Table11.E2" office:value-type="string">
            <text:p text:style-name="P52">Add [0,2] to S[1,5]</text:p>
          </table:table-cell>
        </table:table-row>
        <table:table-row>
          <table:table-cell table:style-name="Table11.A2" office:value-type="string">
            <text:p text:style-name="P16">0</text:p>
          </table:table-cell>
          <table:table-cell table:style-name="Table11.A2" office:value-type="string">
            <text:p text:style-name="P16">2</text:p>
          </table:table-cell>
          <table:table-cell table:style-name="Table11.A2" office:value-type="string">
            <text:p text:style-name="P16">3</text:p>
          </table:table-cell>
          <table:table-cell table:style-name="Table11.A2" office:value-type="string">
            <text:p text:style-name="P16">5</text:p>
          </table:table-cell>
          <table:table-cell table:style-name="Table11.E2" office:value-type="string">
            <text:p text:style-name="P52">Add [0,2] to S[3,5]</text:p>
          </table:table-cell>
        </table:table-row>
        <table:table-row>
          <table:table-cell table:style-name="Table11.A2" office:value-type="string">
            <text:p text:style-name="P16">0</text:p>
          </table:table-cell>
          <table:table-cell table:style-name="Table11.A2" office:value-type="string">
            <text:p text:style-name="P16">4</text:p>
          </table:table-cell>
          <table:table-cell table:style-name="Table11.A2" office:value-type="string">
            <text:p text:style-name="P16">1</text:p>
          </table:table-cell>
          <table:table-cell table:style-name="Table11.A2" office:value-type="string">
            <text:p text:style-name="P16">5</text:p>
          </table:table-cell>
          <table:table-cell table:style-name="Table11.E2" office:value-type="string">
            <text:p text:style-name="P52">Add [0,4] to S[1,5]</text:p>
          </table:table-cell>
        </table:table-row>
        <table:table-row>
          <table:table-cell table:style-name="Table11.A2" office:value-type="string">
            <text:p text:style-name="P16">0</text:p>
          </table:table-cell>
          <table:table-cell table:style-name="Table11.A2" office:value-type="string">
            <text:p text:style-name="P16">4</text:p>
          </table:table-cell>
          <table:table-cell table:style-name="Table11.A2" office:value-type="string">
            <text:p text:style-name="P16">3</text:p>
          </table:table-cell>
          <table:table-cell table:style-name="Table11.A2" office:value-type="string">
            <text:p text:style-name="P16">5</text:p>
          </table:table-cell>
          <table:table-cell table:style-name="Table11.E2" office:value-type="string">
            <text:p text:style-name="P52">Add [0,4] to S[3,5]</text:p>
          </table:table-cell>
        </table:table-row>
        <table:table-row>
          <table:table-cell table:style-name="Table11.A2" office:value-type="string">
            <text:p text:style-name="P16">1</text:p>
          </table:table-cell>
          <table:table-cell table:style-name="Table11.A2" office:value-type="string">
            <text:p text:style-name="P16">3</text:p>
          </table:table-cell>
          <table:table-cell table:style-name="Table11.A2" office:value-type="string">
            <text:p text:style-name="P16">2</text:p>
          </table:table-cell>
          <table:table-cell table:style-name="Table11.A2" office:value-type="string">
            <text:p text:style-name="P16">4</text:p>
          </table:table-cell>
          <table:table-cell table:style-name="Table11.E2" office:value-type="string">
            <text:p text:style-name="P52">Add [1,3] to S[2,4]</text:p>
          </table:table-cell>
        </table:table-row>
        <table:table-row>
          <table:table-cell table:style-name="Table11.A2" office:value-type="string">
            <text:p text:style-name="P16">1</text:p>
          </table:table-cell>
          <table:table-cell table:style-name="Table11.A2" office:value-type="string">
            <text:p text:style-name="P16">5</text:p>
          </table:table-cell>
          <table:table-cell table:style-name="Table11.A2" office:value-type="string">
            <text:p text:style-name="P16">2</text:p>
          </table:table-cell>
          <table:table-cell table:style-name="Table11.A2" office:value-type="string">
            <text:p text:style-name="P16">6</text:p>
          </table:table-cell>
          <table:table-cell table:style-name="Table11.E2" office:value-type="string">
            <text:p text:style-name="P52">DIST(1,5)</text:p>
            <text:p text:style-name="P56">D[1,5] := 1</text:p>
            <text:p text:style-name="P56">DIST(0,2)</text:p>
            <text:p text:style-name="P56"><text:tab/>D[0,2] := 1</text:p>
            <text:p text:style-name="P56">DIST(0,4)</text:p>
            <text:p text:style-name="P56"><text:tab/>D[0,4] := 1</text:p>
          </table:table-cell>
        </table:table-row>
        <table:table-row>
          <table:table-cell table:style-name="Table11.A2" office:value-type="string">
            <text:p text:style-name="P16">1</text:p>
          </table:table-cell>
          <table:table-cell table:style-name="Table11.A2" office:value-type="string">
            <text:p text:style-name="P16">6</text:p>
          </table:table-cell>
          <table:table-cell table:style-name="Table11.A2" office:value-type="string">
            <text:p text:style-name="P16">2</text:p>
          </table:table-cell>
          <table:table-cell table:style-name="Table11.A2" office:value-type="string">
            <text:p text:style-name="P16">6</text:p>
          </table:table-cell>
          <table:table-cell table:style-name="Table11.E2" office:value-type="string">
            <text:p text:style-name="P52">DIST(1,6)</text:p>
            <text:p text:style-name="P56">D[1,6] := 1</text:p>
          </table:table-cell>
        </table:table-row>
        <table:table-row>
          <table:table-cell table:style-name="Table11.A2" office:value-type="string">
            <text:p text:style-name="P16">2</text:p>
          </table:table-cell>
          <table:table-cell table:style-name="Table11.A2" office:value-type="string">
            <text:p text:style-name="P16">4</text:p>
          </table:table-cell>
          <table:table-cell table:style-name="Table11.A2" office:value-type="string">
            <text:p text:style-name="P16">5</text:p>
          </table:table-cell>
          <table:table-cell table:style-name="Table11.A2" office:value-type="string">
            <text:p text:style-name="P16">5</text:p>
          </table:table-cell>
          <table:table-cell table:style-name="Table11.E2" office:value-type="string">
            <text:p text:style-name="P52"/>
          </table:table-cell>
        </table:table-row>
        <table:table-row>
          <table:table-cell table:style-name="Table11.A2" office:value-type="string">
            <text:p text:style-name="P16">3</text:p>
          </table:table-cell>
          <table:table-cell table:style-name="Table11.A2" office:value-type="string">
            <text:p text:style-name="P16">5</text:p>
          </table:table-cell>
          <table:table-cell table:style-name="Table11.A2" office:value-type="string">
            <text:p text:style-name="P16">4</text:p>
          </table:table-cell>
          <table:table-cell table:style-name="Table11.A2" office:value-type="string">
            <text:p text:style-name="P16">6</text:p>
          </table:table-cell>
          <table:table-cell table:style-name="Table11.E2" office:value-type="string">
            <text:p text:style-name="P52">DIST(3,5)</text:p>
            <text:p text:style-name="P56">D[3,5] := 1</text:p>
            <text:p text:style-name="P56">DIST(0,2)</text:p>
            <text:p text:style-name="P56"><text:tab/>D[0,2] := 1</text:p>
            <text:p text:style-name="P56">DIST(0,4)</text:p>
            <text:p text:style-name="P56"><text:tab/>D[0,4] := 1</text:p>
          </table:table-cell>
        </table:table-row>
        <table:table-row>
          <table:table-cell table:style-name="Table11.A11" office:value-type="string">
            <text:p text:style-name="P16">3</text:p>
          </table:table-cell>
          <table:table-cell table:style-name="Table11.A11" office:value-type="string">
            <text:p text:style-name="P16">6</text:p>
          </table:table-cell>
          <table:table-cell table:style-name="Table11.A11" office:value-type="string">
            <text:p text:style-name="P16">4</text:p>
          </table:table-cell>
          <table:table-cell table:style-name="Table11.A11" office:value-type="string">
            <text:p text:style-name="P16">6</text:p>
          </table:table-cell>
          <table:table-cell table:style-name="Table11.E11" office:value-type="string">
            <text:p text:style-name="P52">3.1 DIST(3,6)</text:p>
            <text:p text:style-name="P56">D[3,6] := 1</text:p>
          </table:table-cell>
        </table:table-row>
      </table:table>
      <text:p text:style-name="P53">D:</text:p>
      <table:table table:name="Table6" table:style-name="Table6">
        <table:table-column table:style-name="Table6.A" table:number-columns-repeated="2"/>
        <table:table-column table:style-name="Table6.C"/>
        <table:table-column table:style-name="Table6.A"/>
        <table:table-column table:style-name="Table6.E" table:number-columns-repeated="2"/>
        <table:table-column table:style-name="Table6.A"/>
        <table:table-column table:style-name="Table6.E"/>
        <table:table-row>
          <table:table-cell table:style-name="Table6.A1" office:value-type="string">
            <text:p text:style-name="P17"/>
          </table:table-cell>
          <table:table-cell table:style-name="Table6.A1" office:value-type="string">
            <text:p text:style-name="P17">q0</text:p>
          </table:table-cell>
          <table:table-cell table:style-name="Table6.A1" office:value-type="string">
            <text:p text:style-name="P17">q1</text:p>
          </table:table-cell>
          <table:table-cell table:style-name="Table6.A1" office:value-type="string">
            <text:p text:style-name="P17">q2</text:p>
          </table:table-cell>
          <table:table-cell table:style-name="Table6.A1" office:value-type="string">
            <text:p text:style-name="P17">q3</text:p>
          </table:table-cell>
          <table:table-cell table:style-name="Table6.A1" office:value-type="string">
            <text:p text:style-name="P17">q4</text:p>
          </table:table-cell>
          <table:table-cell table:style-name="Table6.A1" office:value-type="string">
            <text:p text:style-name="P17">q5</text:p>
          </table:table-cell>
          <table:table-cell table:style-name="Table6.H1" office:value-type="string">
            <text:p text:style-name="P17">q6</text:p>
          </table:table-cell>
        </table:table-row>
        <table:table-row>
          <table:table-cell table:style-name="Table6.A2" office:value-type="string">
            <text:p text:style-name="P17">q0</text:p>
          </table:table-cell>
          <table:table-cell table:style-name="Table6.A2" office:value-type="string">
            <text:p text:style-name="P16">0</text:p>
          </table:table-cell>
          <table:table-cell table:style-name="Table6.A2" office:value-type="string">
            <text:p text:style-name="P16">1</text:p>
          </table:table-cell>
          <table:table-cell table:style-name="Table6.A2" office:value-type="string">
            <text:p text:style-name="P16">1</text:p>
          </table:table-cell>
          <table:table-cell table:style-name="Table6.A2" office:value-type="string">
            <text:p text:style-name="P16">1</text:p>
          </table:table-cell>
          <table:table-cell table:style-name="Table6.A2" office:value-type="string">
            <text:p text:style-name="P16">1</text:p>
          </table:table-cell>
          <table:table-cell table:style-name="Table6.A2" office:value-type="string">
            <text:p text:style-name="P16">1</text:p>
          </table:table-cell>
          <table:table-cell table:style-name="Table6.H2" office:value-type="string">
            <text:p text:style-name="P16">1</text:p>
          </table:table-cell>
        </table:table-row>
        <table:table-row>
          <table:table-cell table:style-name="Table6.A2" office:value-type="string">
            <text:p text:style-name="P17">q1</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1</text:p>
          </table:table-cell>
          <table:table-cell table:style-name="Table6.A2" office:value-type="string">
            <text:p text:style-name="P16">0</text:p>
          </table:table-cell>
          <table:table-cell table:style-name="Table6.A2" office:value-type="string">
            <text:p text:style-name="P16">1</text:p>
          </table:table-cell>
          <table:table-cell table:style-name="Table6.A2" office:value-type="string">
            <text:p text:style-name="P16">1</text:p>
          </table:table-cell>
          <table:table-cell table:style-name="Table6.H2" office:value-type="string">
            <text:p text:style-name="P16">1</text:p>
          </table:table-cell>
        </table:table-row>
        <table:table-row>
          <table:table-cell table:style-name="Table6.A2" office:value-type="string">
            <text:p text:style-name="P17">q2</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1</text:p>
          </table:table-cell>
          <table:table-cell table:style-name="Table6.A2" office:value-type="string">
            <text:p text:style-name="P16">0</text:p>
          </table:table-cell>
          <table:table-cell table:style-name="Table6.A2" office:value-type="string">
            <text:p text:style-name="P16">1</text:p>
          </table:table-cell>
          <table:table-cell table:style-name="Table6.H2" office:value-type="string">
            <text:p text:style-name="P16">1</text:p>
          </table:table-cell>
        </table:table-row>
        <table:table-row>
          <table:table-cell table:style-name="Table6.A2" office:value-type="string">
            <text:p text:style-name="P17">q3</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1</text:p>
          </table:table-cell>
          <table:table-cell table:style-name="Table6.A2" office:value-type="string">
            <text:p text:style-name="P16">1</text:p>
          </table:table-cell>
          <table:table-cell table:style-name="Table6.H2" office:value-type="string">
            <text:p text:style-name="P16">1</text:p>
          </table:table-cell>
        </table:table-row>
        <table:table-row>
          <table:table-cell table:style-name="Table6.A2" office:value-type="string">
            <text:p text:style-name="P17">q4</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1</text:p>
          </table:table-cell>
          <table:table-cell table:style-name="Table6.H2" office:value-type="string">
            <text:p text:style-name="P16">1</text:p>
          </table:table-cell>
        </table:table-row>
        <table:table-row>
          <table:table-cell table:style-name="Table6.A2" office:value-type="string">
            <text:p text:style-name="P17">q5</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H2" office:value-type="string">
            <text:p text:style-name="P16">0</text:p>
          </table:table-cell>
        </table:table-row>
        <table:table-row>
          <table:table-cell table:style-name="Table6.A2" office:value-type="string">
            <text:p text:style-name="P17">q6</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A2" office:value-type="string">
            <text:p text:style-name="P16">0</text:p>
          </table:table-cell>
          <table:table-cell table:style-name="Table6.H2" office:value-type="string">
            <text:p text:style-name="P16">0</text:p>
          </table:table-cell>
        </table:table-row>
      </table:table>
      <text:p text:style-name="P23">S[1,5] = {[0,2],[0,4]}</text:p>
      <text:p text:style-name="P23">S[2,4] = {[1,3]}</text:p>
      <text:p text:style-name="P23">S[3,5] = {[0,2],[0,4]}</text:p>
      <text:p text:style-name="P23"><text:soft-page-break/>Otherwise empty</text:p>
      <text:p text:style-name="P23"/>
      <text:p text:style-name="P51">(b) <text:span text:style-name="T45">Equivalence classes of M:</text:span></text:p>
      <table:table table:name="Table7" table:style-name="Table7">
        <table:table-column table:style-name="Table7.A"/>
        <table:table-column table:style-name="Table7.B"/>
        <table:table-row>
          <table:table-cell table:style-name="Table7.A1" office:value-type="string">
            <text:p text:style-name="P16">State</text:p>
          </table:table-cell>
          <table:table-cell table:style-name="Table7.B1" office:value-type="string">
            <text:p text:style-name="P16">Equivalence Class</text:p>
          </table:table-cell>
        </table:table-row>
        <table:table-row>
          <table:table-cell table:style-name="Table7.A2" office:value-type="string">
            <text:p text:style-name="P16">q0</text:p>
          </table:table-cell>
          <table:table-cell table:style-name="Table7.B2" office:value-type="string">
            <text:p text:style-name="P16">λ</text:p>
          </table:table-cell>
        </table:table-row>
        <table:table-row>
          <table:table-cell table:style-name="Table7.A2" office:value-type="string">
            <text:p text:style-name="P16">q1</text:p>
          </table:table-cell>
          <table:table-cell table:style-name="Table7.B2" office:value-type="string">
            <text:p text:style-name="P16">a</text:p>
          </table:table-cell>
        </table:table-row>
        <table:table-row>
          <table:table-cell table:style-name="Table7.A2" office:value-type="string">
            <text:p text:style-name="P16">q2</text:p>
          </table:table-cell>
          <table:table-cell table:style-name="Table7.B2" office:value-type="string">
            <text:p text:style-name="P16">aa U bb</text:p>
          </table:table-cell>
        </table:table-row>
        <table:table-row>
          <table:table-cell table:style-name="Table7.A2" office:value-type="string">
            <text:p text:style-name="P16">q3</text:p>
          </table:table-cell>
          <table:table-cell table:style-name="Table7.B2" office:value-type="string">
            <text:p text:style-name="P16">b</text:p>
          </table:table-cell>
        </table:table-row>
        <table:table-row>
          <table:table-cell table:style-name="Table7.A2" office:value-type="string">
            <text:p text:style-name="P16">q4</text:p>
          </table:table-cell>
          <table:table-cell table:style-name="Table7.B2" office:value-type="string">
            <text:p text:style-name="P16">ab U ba</text:p>
          </table:table-cell>
        </table:table-row>
        <table:table-row>
          <table:table-cell table:style-name="Table7.A2" office:value-type="string">
            <text:p text:style-name="P16">q5</text:p>
          </table:table-cell>
          <table:table-cell table:style-name="Table7.B2" office:value-type="string">
            <text:p text:style-name="P16">(a U b)(a U b) (a U b)b*</text:p>
          </table:table-cell>
        </table:table-row>
        <table:table-row>
          <table:table-cell table:style-name="Table7.A2" office:value-type="string">
            <text:p text:style-name="P16">q6</text:p>
          </table:table-cell>
          <table:table-cell table:style-name="Table7.B2" office:value-type="string">
            <text:p text:style-name="P16">(a U b)(a U b) (a U b)b*a(a U b)*</text:p>
          </table:table-cell>
        </table:table-row>
      </table:table>
      <text:p text:style-name="P23"/>
      <text:p text:style-name="P51">(c)</text:p>
      <text:p text:style-name="P52">Equivalence classes of L</text:p>
      <text:p text:style-name="P52">[λ]<text:span text:style-name="T32">=L</text:span> = λ = cl(q0)</text:p>
      <text:p text:style-name="P52">[a]<text:span text:style-name="T32">=L</text:span> = a U b = cl(q1) U cl(q3)</text:p>
      <text:p text:style-name="P52">[aa]<text:span text:style-name="T32">=L </text:span>= (a U b)(a U b) = cl(q2) U cl(q4)</text:p>
      <text:p text:style-name="P52"><draw:g text:anchor-type="paragraph" draw:z-index="0" draw:style-name="gr1"><draw:custom-shape draw:style-name="gr2" draw:text-style-name="P71" draw:id="id1" svg:width="0.7504in" svg:height="0.5004in" svg:x="0.6547in" svg:y="0.4181in"><text:p text:style-name="P70"><text:span text:style-name="T58">[.\]</text:span><text:span text:style-name="T59">=L</text:span></text:p><draw:enhanced-geometry svg:viewBox="0 0 21600 21600" draw:glue-points="10800 0 3160 3160 0 10800 3160 18440 10800 21600 18440 18440 21600 10800 18440 3160" draw:text-areas="3200 3200 18400 18400" draw:type="ellipse"/></draw:custom-shape><draw:custom-shape draw:style-name="gr2" draw:text-style-name="P71" draw:id="id3" svg:width="0.7504in" svg:height="0.5004in" svg:x="3.5366in" svg:y="0.4181in"><text:p text:style-name="P70"><text:span text:style-name="T58">[ab]</text:span><text:span text:style-name="T59">=L</text:span></text:p><draw:enhanced-geometry svg:viewBox="0 0 21600 21600" draw:glue-points="10800 0 3160 3160 0 10800 3160 18440 10800 21600 18440 18440 21600 10800 18440 3160" draw:text-areas="3200 3200 18400 18400" draw:type="ellipse"/></draw:custom-shape><draw:custom-shape draw:style-name="gr2" draw:text-style-name="P71" draw:id="id2" svg:width="0.7504in" svg:height="0.5004in" svg:x="2.1547in" svg:y="0.4181in"><text:p text:style-name="P70"><text:span text:style-name="T58">[a]</text:span><text:span text:style-name="T59">=L</text:span></text:p><draw:enhanced-geometry svg:viewBox="0 0 21600 21600" draw:glue-points="10800 0 3160 3160 0 10800 3160 18440 10800 21600 18440 18440 21600 10800 18440 3160" draw:text-areas="3200 3200 18400 18400" draw:type="ellipse"/></draw:custom-shape><draw:custom-shape draw:style-name="gr2" draw:text-style-name="P71" draw:id="id4" svg:width="0.7504in" svg:height="0.5004in" svg:x="4.9047in" svg:y="0.4181in"><text:p text:style-name="P70"><text:span text:style-name="T58">[aba]</text:span><text:span text:style-name="T59">=L</text:span></text:p><draw:enhanced-geometry svg:viewBox="0 0 21600 21600" draw:glue-points="10800 0 3160 3160 0 10800 3160 18440 10800 21600 18440 18440 21600 10800 18440 3160" draw:text-areas="3200 3200 18400 18400" draw:type="ellipse"/></draw:custom-shape><draw:connector draw:style-name="gr3" draw:text-style-name="P71" draw:type="curve" svg:x1="1.4047in" svg:y1="0.6673in" svg:x2="2.1547in" svg:y2="0.6673in" draw:start-shape="id1" draw:start-glue-point="10" draw:end-shape="id2" draw:end-glue-point="6" svg:d="m2023 961h1080"><text:p/></draw:connector><draw:frame draw:style-name="gr4" draw:text-style-name="P73" svg:width="0.4303in" svg:height="0.2886in" svg:x="1.5366in" svg:y="0.4291in"><draw:text-box><text:p text:style-name="P72"><text:span text:style-name="T58">a,b</text:span></text:p></draw:text-box></draw:frame><draw:frame draw:style-name="gr4" draw:text-style-name="P73" svg:width="0.4303in" svg:height="0.2886in" svg:x="2.9346in" svg:y="0.4181in"><draw:text-box><text:p text:style-name="P72"><text:span text:style-name="T58">a,b</text:span></text:p></draw:text-box></draw:frame><draw:connector draw:style-name="gr3" draw:text-style-name="P74" draw:type="curve" svg:x1="2.9047in" svg:y1="0.6673in" svg:x2="3.5366in" svg:y2="0.6673in" draw:start-shape="id2" draw:start-glue-point="10" draw:end-shape="id3" draw:end-glue-point="6" svg:d="m4183 961h910"><text:p/></draw:connector><draw:connector draw:style-name="gr3" draw:text-style-name="P74" draw:type="curve" svg:x1="4.2866in" svg:y1="0.6673in" svg:x2="4.9047in" svg:y2="0.6673in" draw:start-shape="id3" draw:start-glue-point="10" draw:end-shape="id4" draw:end-glue-point="6" svg:d="m6173 961h890"><text:p/></draw:connector><draw:frame draw:style-name="gr4" draw:text-style-name="P73" svg:width="0.4303in" svg:height="0.2886in" svg:x="4.3028in" svg:y="0.422in"><draw:text-box><text:p text:style-name="P72"><text:span text:style-name="T58">a,b</text:span></text:p></draw:text-box></draw:frame><draw:connector draw:style-name="gr3" draw:text-style-name="P74" draw:type="curve" svg:x1="5.2791in" svg:y1="0.1929in" svg:x2="5.0138in" svg:y2="0.4902in" draw:start-shape="id4" draw:start-glue-point="4" draw:end-shape="id4" draw:end-glue-point="5" svg:d="m7602 602c0-424-382-476-382 104"><text:p/></draw:connector><draw:frame draw:style-name="gr4" draw:text-style-name="P73" svg:width="0.5886in" svg:height="0.2886in" svg:x="5.1803in" svg:y="0.0756in"><draw:text-box><text:p text:style-name="P72"><text:span text:style-name="T58">a U b</text:span></text:p></draw:text-box></draw:frame></draw:g>[aaa]<text:span text:style-name="T32">=L</text:span> = (a U b)(a U b)(a U b)+ = cl(q5) U cl(6)</text:p>
      <text:p text:style-name="P22"/>
      <text:p text:style-name="P22"/>
      <text:p text:style-name="P22"/>
      <text:p text:style-name="P22"/>
      <text:p text:style-name="P22"/>
      <text:p text:style-name="P22"/>
      <text:p text:style-name="P18"/>
      <text:p text:style-name="P21">10.</text:p>
      <text:p text:style-name="P24">(a) t1...tn denotes any ground term of L<text:span text:style-name="T32">C</text:span> and c1...cn denotes a new constant</text:p>
      <text:p text:style-name="P25"><text:tab/>F((Ax)(φ(x) &amp; ψ(x)) &lt;-&gt; (Ax)φ(x) &amp; (Ax)ψ(x))</text:p>
      <text:p text:style-name="P20"><text:tab/><text:tab/>/<text:tab/><text:tab/><text:tab/><text:tab/><text:tab/><text:tab/><text:tab/><text:tab/>\</text:p>
      <text:p text:style-name="P20">T((Ax)(φ(x) &amp; ψ(x))<text:tab/><text:tab/><text:tab/><text:tab/><text:tab/>F((Ax)(φ(x) &amp; ψ(x))</text:p>
      <text:p text:style-name="P20"><text:tab/><text:tab/>|<text:tab/><text:tab/><text:tab/><text:tab/><text:tab/><text:tab/><text:tab/>|</text:p>
      <text:p text:style-name="P20">F((Ax)φ(x) &amp; (Ax)ψ(x))<text:tab/><text:tab/><text:tab/><text:tab/>T((Ax)φ(x) &amp; (Ax)ψ(x))</text:p>
      <text:p text:style-name="P20"><text:tab/><text:tab/>|<text:tab/><text:tab/><text:tab/><text:tab/><text:tab/><text:tab/><text:tab/>|</text:p>
      <text:p text:style-name="P20">T((Ax)(φ(x) &amp; ψ(x))<text:tab/><text:tab/><text:tab/><text:tab/><text:tab/>F((Ax)(φ(x) &amp; ψ(x))</text:p>
      <text:p text:style-name="P20"><text:tab/><text:tab/>|<text:tab/><text:tab/><text:tab/><text:tab/><text:tab/><text:tab/><text:tab/>|</text:p>
      <text:p text:style-name="P20">T(φ(t1) &amp; ψ(t1))<text:tab/><text:tab/><text:tab/><text:tab/><text:tab/>F(φ(c1) &amp; ψ(c1))</text:p>
      <text:p text:style-name="P20"><text:tab/><text:tab/>|<text:tab/><text:tab/><text:tab/><text:tab/><text:tab/><text:tab/>/<text:tab/><text:tab/>\</text:p>
      <text:p text:style-name="P20"><text:tab/>T(φ(t1)) <text:tab/><text:tab/><text:tab/><text:tab/><text:tab/>F(φ(c1))<text:tab/><text:tab/>F(ψ(c1))</text:p>
      <text:p text:style-name="P20"><text:tab/><text:tab/>|<text:tab/><text:tab/><text:tab/><text:tab/><text:tab/><text:tab/>|<text:tab/><text:tab/>|</text:p>
      <text:p text:style-name="P20"><text:tab/>T(ψ(t1))<text:tab/> <text:s/><text:tab/> <text:s text:c="2"/>T((Ax)φ(x)&amp;(Ax)ψ(x)) <text:s text:c="5"/>T((Ax)φ(x)&amp;(Ax)ψ(x))<text:tab/></text:p>
      <text:p text:style-name="P20"><text:tab/><text:tab/>|<text:tab/><text:tab/><text:tab/><text:tab/><text:tab/> <text:s/><text:tab/>|<text:tab/><text:tab/>|<text:tab/><text:tab/></text:p>
      <text:p text:style-name="P20">F((Ax)φ(x) &amp; (Ax)ψ(x)) <text:s/><text:tab/><text:tab/> <text:s text:c="2"/>T((Ax)φ(x)) <text:s text:c="4"/>T((Ax)φ(x))</text:p>
      <text:p text:style-name="P20"><text:tab/>/<text:tab/><text:tab/>\<text:tab/><text:tab/><text:tab/><text:tab/><text:tab/>|<text:tab/><text:tab/>|<text:tab/><text:tab/></text:p>
      <text:p text:style-name="P20">F(Ax)φ(x)<text:tab/><text:tab/>F(Ax)ψ(x)<text:tab/> <text:s text:c="2"/><text:tab/><text:tab/>T(φ(t1))<text:tab/> <text:s text:c="3"/>T(φ(t1))<text:tab/></text:p>
      <text:p text:style-name="P20"><text:tab/>|<text:tab/><text:tab/>|<text:tab/><text:tab/><text:tab/><text:tab/><text:tab/>|<text:tab/><text:tab/>|</text:p>
      <text:p text:style-name="P20">F(φ(c1))<text:tab/><text:tab/>F(ψ(c1))<text:tab/><text:tab/> <text:s/><text:tab/><text:tab/>X <text:s text:c="7"/>T((Ax)ψ(x))</text:p>
      <text:p text:style-name="P20"><text:tab/>|<text:tab/><text:tab/>|<text:tab/><text:tab/><text:tab/><text:tab/><text:tab/><text:tab/><text:tab/>|</text:p>
      <text:p text:style-name="P20"><text:tab/>X<text:tab/><text:tab/>X<text:tab/><text:tab/><text:tab/> <text:s text:c="4"/><text:tab/> <text:s text:c="8"/>T(ψ(t2))</text:p>
      <text:p text:style-name="P20"><text:tab/><text:tab/><text:tab/><text:tab/><text:tab/><text:tab/><text:tab/><text:tab/><text:tab/><text:tab/>|</text:p>
      <text:p text:style-name="P20"><text:tab/><text:tab/><text:tab/><text:tab/><text:tab/><text:tab/><text:tab/><text:tab/><text:tab/><text:tab/>X</text:p>
      <text:p text:style-name="P20"/>
      <text:p text:style-name="P12">(b)</text:p>
      <text:p text:style-name="P20"><text:tab/><text:tab/><text:tab/><text:tab/>F((Ex)~φ(x) -&gt; ~(Ax)φ(x))</text:p>
      <text:p text:style-name="P20"><text:tab/><text:tab/><text:tab/><text:tab/><text:tab/><text:tab/>|</text:p>
      <text:p text:style-name="P20"><text:tab/><text:tab/><text:tab/><text:tab/><text:tab/>T((Ex)~φ(x))</text:p>
      <text:p text:style-name="P20"><text:tab/><text:tab/><text:tab/><text:tab/><text:tab/><text:tab/>|</text:p>
      <text:p text:style-name="P20"><text:tab/><text:tab/><text:tab/><text:tab/><text:tab/>F(~(Ax)φ(x))</text:p>
      <text:p text:style-name="P20"><text:tab/><text:tab/><text:tab/><text:tab/><text:tab/><text:tab/>|</text:p>
      <text:p text:style-name="P20"><text:tab/><text:tab/><text:tab/><text:tab/><text:tab/>T((Ax)φ(x))</text:p>
      <text:p text:style-name="P20"><text:tab/><text:tab/><text:tab/><text:tab/><text:tab/><text:tab/>|</text:p>
      <text:p text:style-name="P20"><text:tab/><text:tab/><text:tab/><text:tab/><text:tab/>T(φ(t1))</text:p>
      <text:p text:style-name="P20"><text:tab/><text:tab/><text:tab/><text:tab/><text:tab/><text:tab/>|</text:p>
      <text:p text:style-name="P20"><text:tab/><text:tab/><text:tab/><text:tab/><text:tab/>T((Ex)~φ(x))</text:p>
      <text:p text:style-name="P20"><text:tab/><text:tab/><text:tab/><text:tab/><text:tab/><text:tab/>|</text:p>
      <text:p text:style-name="P20"><text:tab/><text:tab/><text:tab/><text:tab/><text:tab/>T(~φ(c1))</text:p>
      <text:p text:style-name="P20"><text:tab/><text:tab/><text:tab/><text:tab/><text:tab/><text:tab/>|</text:p>
      <text:p text:style-name="P20"><text:tab/><text:tab/><text:tab/><text:tab/><text:tab/>F(φ(c1))</text:p>
      <text:p text:style-name="P20"><text:tab/><text:tab/><text:tab/><text:tab/><text:tab/><text:tab/>|</text:p>
      <text:p text:style-name="P20"><text:tab/><text:tab/><text:tab/><text:tab/><text:tab/><text:tab/>X</text:p>
      <text:p text:style-name="P20"/>
      <text:p text:style-name="P21">11.</text:p>
      <text:p text:style-name="P32"><text:span text:style-name="T21"><text:tab/>By assumption, we have a tree T with &lt;</text:span><text:span text:style-name="T35">L</text:span><text:span text:style-name="T21">, the left-right ordering on each level, which is well-ordered. By the definition of a tree (1.3), we also have the level ordering, &lt;</text:span><text:span text:style-name="T35">T</text:span><text:span text:style-name="T21">, which is well-ordered. Let every node of our tree N1, N2 ... Nn, be represented in a set of pairs of natural numbers, {(a,b)}, wher</text:span><text:span text:style-name="T22">e a = lv(Nn) and b = lr(Nn). The function 'lr' is the ordinal value of the node's left-right ordering within its level, and the function 'lv' the ordinal value of its level. The definition of LL ordering is then</text:span><text:span text:style-name="T23">: </text:span><text:span text:style-name="T57">(a,b) ≤ (c,d) &lt;=&gt; a &lt; c v (a = c &amp; b≤ d).</text:span></text:p>
      <text:p text:style-name="P10"><text:tab/>Let us take the nodes Nx, Ny, and Nz, and show that the &lt;=<text:span text:style-name="T32">LL</text:span> ordering is a partial order. If lv(Nx) &lt; lv(Ny) and lv(Ny) &lt; lv(Nz), then lv(Nx) &lt; lv(Nz) by the well ordering of the natural numbers and Nx &lt;=<text:span text:style-name="T32">LL</text:span> Nz.</text:p>
      <text:p text:style-name="P10"><text:tab/>If both lv(Nx) = lv(Ny) and lv(Ny) = lv(Nz), then the partial order is on lr: If lr(Nx) &lt;= lr(Ny) and lr(Ny) &lt;= lr(Nz) then lr(Nx) &lt;= lr(Ny) by the ordering of the natural numbers, so Nx &lt;=<text:span text:style-name="T32">LL</text:span> Nz.</text:p>
      <text:p text:style-name="P10"><text:tab/>If lv(Nx) = lv(Ny), then we can say the following: If lr(Nx) &lt;= lr(Ny) &amp; lv(Nx) = lv(Ny) &amp; lv(Ny) &lt; lv(Nz), then Nx &lt;=<text:span text:style-name="T32">LL</text:span> Nz.</text:p>
      <text:p text:style-name="P10"><text:tab/>Similarly, if lv(Ny) = lv(Nz), then we can say: If lv(Nx) &lt; lv(Ny) &amp; lr(Ny) &lt;= lr(Nz) then Nx &lt;=<text:span text:style-name="T32">LL</text:span> Nz.</text:p>
      <text:p text:style-name="P10"><text:tab/>We must now show that the ordering also satisfies the trichotomy law. Let us take any two nodes, Nx and Ny, and show that their level combined with their left-right value obeys the trichotomy law by showing that our lexicographic operators are defined in terms of the ordering on natural numbers. </text:p>
      <text:p text:style-name="P10"><text:tab/>If Nx &lt;<text:span text:style-name="T32">LL</text:span> Ny, then lv(Nx) &lt; lv(Ny) or (lv(Nx) = lv(Ny) and lr(Nx) &lt; lr(Ny)). The same can be said if x and y are switched, where y &lt;<text:span text:style-name="T32">LL</text:span> x. If Nx =<text:span text:style-name="T32">LL</text:span> Ny then lv(Nx) = lv(Ny) and lr(Nx) = lr(Ny).</text:p>
      <text:p text:style-name="P10"><text:tab/>Now, we can show that the LL ordering of T is a well ordering. By definition 1.3, all trees have a least element at the 0th level, the root. </text:p>
      <text:p text:style-name="P10"/>
      <text:p text:style-name="P18">12.</text:p>
      <text:p text:style-name="P10">(Referring to the cases in Figure 29 on p. 110)</text:p>
      <text:p text:style-name="P12"><text:span text:style-name="T45">Add “We choose to extend P</text:span><text:span text:style-name="T33">n</text:span><text:span text:style-name="T45"> accordingly” to the end of each of these.</text:span></text:p>
      <text:p text:style-name="P10">2a: By induction, A<text:span text:style-name="T32">n</text:span> |= a &amp; b, so A<text:span text:style-name="T32">n</text:span> |= a and A<text:span text:style-name="T32">n</text:span> |= b. </text:p>
      <text:p text:style-name="P10">2b: By induction, A<text:span text:style-name="T32">n</text:span> |= ~(a &amp; b), so A <text:span text:style-name="T32">n</text:span>|= ~a or A<text:span text:style-name="T32">n</text:span> |= ~b.</text:p>
      <text:p text:style-name="P10">3a: By induction, A<text:span text:style-name="T32">n</text:span> |= ~a, and no inductive step is required.</text:p>
      <text:p text:style-name="P10">3b: By induction, A<text:span text:style-name="T32">n</text:span> |= a, and no inductive step is required.</text:p>
      <text:p text:style-name="P10">4b: By induction, A<text:span text:style-name="T32">n</text:span> |= F(a v b), so A<text:span text:style-name="T32">n</text:span> |= ~a and A<text:span text:style-name="T32">n</text:span> |= ~b</text:p>
      <text:p text:style-name="P10">5a: By induction, A<text:span text:style-name="T32">n</text:span> |= a -&gt; b, so A<text:span text:style-name="T32">n</text:span> |= ~a or A<text:span text:style-name="T32">n</text:span> |= b</text:p>
      <text:p text:style-name="P10">5b: By induction, A<text:span text:style-name="T32">n</text:span> |= ~(a -&gt; b), so A<text:span text:style-name="T32">n</text:span> |= a and A |= ~b</text:p>
      <text:p text:style-name="P10">6a: By induction, A<text:span text:style-name="T32">n</text:span> |= a &lt;-&gt; b, so either A<text:span text:style-name="T32">n</text:span> |= a and A<text:span text:style-name="T32">n</text:span> |= b or A<text:span text:style-name="T32">n</text:span> |= ~a and A<text:span text:style-name="T32">n</text:span> |= ~b</text:p>
      <text:p text:style-name="P10">6b: By induction, A<text:span text:style-name="T32">n</text:span> |= ~(a &lt;-&gt; b), so either A<text:span text:style-name="T32">n</text:span> |= a and A<text:span text:style-name="T32">n</text:span>|= ~b or A<text:span text:style-name="T32">n</text:span>|=~a and A<text:span text:style-name="T32">n</text:span>|=b</text:p>
      <text:p text:style-name="P10">7a, 7b, 8a, 8b, and 4a covered by (i), (ii), and (iii) in lemma 7.1</text:p>
      <text:p text:style-name="P10"/>
      <text:p text:style-name="P14"/>
      <text:p text:style-name="P19">13.</text:p>
      <text:p text:style-name="P26">F(Ax(p(x,f(x))) -&gt; AxEy(p(x,y)))</text:p>
      <text:p text:style-name="P26"><text:tab/><text:tab/>|</text:p>
      <text:p text:style-name="P26">T(Ax(p(x,f(x)))</text:p>
      <text:p text:style-name="P26"><text:tab/><text:tab/>|</text:p>
      <text:p text:style-name="P26">F(Ax(Ey(p(x,y))))</text:p>
      <text:p text:style-name="P26"><text:tab/><text:tab/>|</text:p>
      <text:p text:style-name="P26">F(Ey(p(c1,y)))</text:p>
      <text:p text:style-name="P26"><text:tab/><text:tab/>|</text:p>
      <text:p text:style-name="P26">F(p(c1,t1))</text:p>
      <text:p text:style-name="P26"><text:tab/><text:tab/>|</text:p>
      <text:p text:style-name="P26">T(Ax(p(x,f(x)))</text:p>
      <text:p text:style-name="P26"><text:tab/><text:tab/>|</text:p>
      <text:p text:style-name="P26">T(p(t2,f(t2))) <text:s/><text:tab/><text:span text:style-name="T30">(f(t2)/t1 and c1/t2)</text:span></text:p>
      <text:p text:style-name="P26"><text:tab/><text:tab/>|</text:p>
      <text:p text:style-name="P26"><text:tab/><text:tab/>X</text:p>
      <text:p text:style-name="P26"/>
      <text:p text:style-name="P26">F(Ax(Ey(p(x,y))) -&gt; Ax(p(x,f(x)))</text:p>
      <text:p text:style-name="P26"><text:s/><text:tab/><text:tab/>|<text:tab/><text:tab/><text:tab/></text:p>
      <text:p text:style-name="P26">T(Ax(Ey(p(x,y))))<text:tab/></text:p>
      <text:p text:style-name="P26"><text:s/><text:tab/><text:tab/>|</text:p>
      <text:p text:style-name="P26">F(Ax(p(x,f(x))))</text:p>
      <text:p text:style-name="P26"><text:tab/><text:tab/>|</text:p>
      <text:p text:style-name="P26">F(p(c1,f(c1)))</text:p>
      <text:p text:style-name="P26"><text:tab/><text:tab/>|</text:p>
      <text:p text:style-name="P26">T(Ax(Ey(p(x,y))))</text:p>
      <text:p text:style-name="P26"><text:tab/><text:tab/>|</text:p>
      <text:p text:style-name="P26">T(Ey(p(t1,y)))</text:p>
      <text:p text:style-name="P26"><text:tab/><text:tab/>|</text:p>
      <text:p text:style-name="P26">T(p(t1,c2))<text:tab/><text:span text:style-name="T30">f(c1) does not unify with c2 -- no conflict</text:span></text:p>
      <text:p text:style-name="P26"/>
      <text:p text:style-name="P27"/>
      <text:p text:style-name="P27"/>
      <text:p text:style-name="P28"/>
      <text:p text:style-name="P18">14.</text:p>
      <table:table table:name="Table12" table:style-name="Table12">
        <table:table-column table:style-name="Table12.A"/>
        <table:table-column table:style-name="Table12.B"/>
        <table:table-row table:style-name="Table12.1">
          <table:table-cell table:style-name="Table12.A1" office:value-type="string">
            <text:p text:style-name="P16"/>
          </table:table-cell>
          <table:table-cell table:style-name="Table12.B1" office:value-type="string">
            <text:p text:style-name="P52">~(AxEyP(x) -&gt; ExEyR(x,y)) &amp; Ax~EyQ(x,y)</text:p>
          </table:table-cell>
        </table:table-row>
        <table:table-row>
          <table:table-cell table:style-name="Table12.A2" office:value-type="string">
            <text:p text:style-name="P16">3a'</text:p>
          </table:table-cell>
          <table:table-cell table:style-name="Table12.B2" office:value-type="string">
            <text:p text:style-name="P51"><text:span text:style-name="T45">Az(~(AxEyP(x) -&gt; ExEyR(x,y)) &amp; ~EyQ(z,y))</text:span></text:p>
          </table:table-cell>
        </table:table-row>
        <table:table-row>
          <table:table-cell table:style-name="Table12.A2" office:value-type="string">
            <text:p text:style-name="P51">~(a -&gt; b) = a &amp; ~b </text:p>
          </table:table-cell>
          <table:table-cell table:style-name="Table12.B2" office:value-type="string">
            <text:p text:style-name="P52">Az[(AxEyP(x) &amp; ~(ExEyR(x,y))) &amp; ~EyQ(z,y)]</text:p>
          </table:table-cell>
        </table:table-row>
        <table:table-row>
          <table:table-cell table:style-name="Table12.A2" office:value-type="string">
            <text:p text:style-name="P51">Distribution of negations</text:p>
          </table:table-cell>
          <table:table-cell table:style-name="Table12.B2" office:value-type="string">
            <text:p text:style-name="P52">Az[(AxEyP(x) &amp; ~Ex~EyR(x,y)) &amp; ~EyQ(z,y)]</text:p>
          </table:table-cell>
        </table:table-row>
        <table:table-row>
          <table:table-cell table:style-name="Table12.A2" office:value-type="string">
            <text:p text:style-name="P51">Negation equivalencies from 9.1</text:p>
          </table:table-cell>
          <table:table-cell table:style-name="Table12.B2" office:value-type="string">
            <text:p text:style-name="P52">Az[(AxEyP(x) &amp; AxAy~R(x,y)) &amp; Ay~Q(z,y)]</text:p>
          </table:table-cell>
        </table:table-row>
        <table:table-row>
          <table:table-cell table:style-name="Table12.A2" office:value-type="string">
            <text:p text:style-name="P52">3a'</text:p>
          </table:table-cell>
          <table:table-cell table:style-name="Table12.B2" office:value-type="string">
            <text:p text:style-name="P51"><text:span text:style-name="T45">AzAw[(AxEyP(x) &amp; AxAy~R(x,y)) &amp; ~Q(z,w)]</text:span></text:p>
          </table:table-cell>
        </table:table-row>
        <table:table-row>
          <table:table-cell table:style-name="Table12.A2" office:value-type="string">
            <text:p text:style-name="P16">3a'</text:p>
          </table:table-cell>
          <table:table-cell table:style-name="Table12.B2" office:value-type="string">
            <text:p text:style-name="P51"><text:span text:style-name="T45">AzAw[Au(AxEyP(x) &amp; Ay~R(u,y)) &amp; ~Q(z,w)]</text:span></text:p>
          </table:table-cell>
        </table:table-row>
        <table:table-row>
          <table:table-cell table:style-name="Table12.A2" office:value-type="string">
            <text:p text:style-name="P16">3a'</text:p>
          </table:table-cell>
          <table:table-cell table:style-name="Table12.B2" office:value-type="string">
            <text:p text:style-name="P51"><text:span text:style-name="T45">AzAw[AuAv(AxEyP(x) &amp; ~R(u,v)) &amp; ~Q(z,w)]</text:span></text:p>
          </table:table-cell>
        </table:table-row>
        <table:table-row>
          <table:table-cell table:style-name="Table12.A2" office:value-type="string">
            <text:p text:style-name="P16">3a</text:p>
          </table:table-cell>
          <table:table-cell table:style-name="Table12.B2" office:value-type="string">
            <text:p text:style-name="P51"><text:span text:style-name="T45">AzAw[AtAuAv(EyP(t) &amp; ~R(u,v)) &amp; ~Q(z,w)]</text:span></text:p>
          </table:table-cell>
        </table:table-row>
        <table:table-row>
          <table:table-cell table:style-name="Table12.A2" office:value-type="string">
            <text:p text:style-name="P16">3b</text:p>
          </table:table-cell>
          <table:table-cell table:style-name="Table12.B2" office:value-type="string">
            <text:p text:style-name="P51"><text:span text:style-name="T45">AzAw[EsAtAuAv(P(s) &amp; ~R(u,v)) &amp; ~Q(z,w)]</text:span></text:p>
          </table:table-cell>
        </table:table-row>
        <table:table-row>
          <table:table-cell table:style-name="Table12.A2" office:value-type="string">
            <text:p text:style-name="P16">3b</text:p>
          </table:table-cell>
          <table:table-cell table:style-name="Table12.B2" office:value-type="string">
            <text:p text:style-name="P52">AwAzEsAtAuAv(P(s) &amp; ~R(u,v)) &amp; ~Q(z,w)</text:p>
          </table:table-cell>
        </table:table-row>
        <table:table-row>
          <table:table-cell table:style-name="Table12.A2" office:value-type="string">
            <text:p text:style-name="P52">Skolemization:</text:p>
          </table:table-cell>
          <table:table-cell table:style-name="Table12.B2" office:value-type="string">
            <text:p text:style-name="P52">AwAzAtAuAv(P(f(w,z)) &amp; ~R(u,v)) &amp; ~Q(z,w)</text:p>
          </table:table-cell>
        </table:table-row>
      </table:table>
      <text:p text:style-name="P10"/>
      <text:p text:style-name="P18">15.</text:p>
      <text:p text:style-name="P52">D(Σ) = {x, g(v)}</text:p>
      <text:p text:style-name="P52">Σ1 = {x/g(v)}</text:p>
      <text:p text:style-name="P52">Σ1 = {Q(h(g(v),y),w), Q(h(g(v),a),f(v)), Q(h(g(v),a),f(b))}</text:p>
      <text:p text:style-name="P52">D(Σ2) = {y, a}</text:p>
      <text:p text:style-name="P52">Σ2 = {y/a}</text:p>
      <text:p text:style-name="P52">Σ3 = {Q(h(g(v),a),w), Q(h(g(v),a),f(v)), Q(h(g(v),a),f(b))}</text:p>
      <text:p text:style-name="P52">D(Σ3) = {w,f(v),f(b)}</text:p>
      <text:p text:style-name="P52">Σ3 = {w/f(v)}</text:p>
      <text:p text:style-name="P52">Σ4 = {Q(h(g(v),a),f(v)), Q(h(g(v),a),f(v)), Q(h(g(v),a),f(b))}</text:p>
      <text:p text:style-name="P52">D(Σ4) = {v,b}</text:p>
      <text:p text:style-name="P52">Σ4 = {b/v}</text:p>
      <text:p text:style-name="P52">Σ5 = {Q(h(g(v),a),f(v)), Q(h(g(v),a),f(v)), Q(h(g(v),a),f(v))}</text:p>
      <text:p text:style-name="P52"><text:s text:c="5"/>= {Q(h(g(v),a),f(v))}</text:p>
      <text:p text:style-name="P18"><text:span text:style-name="T42">mgu for Σ = {x/g(v), y/a, w/f(v), b/v}</text:span></text:p>
      <text:p text:style-name="P18"><text:span text:style-name="T42"/></text:p>
      <text:p text:style-name="P18">16.</text:p>
      <text:p text:style-name="P51">(a)</text:p>
      <text:p text:style-name="P52">D(Σ) = {y,f(w),f(a)}</text:p>
      <text:p text:style-name="P52">Σ1 = {y/f(w)}</text:p>
      <text:p text:style-name="P52">Σ1 = {P(h(f(w)),a,z), P(h(f(w)),a,w), P(h(f(a)),a,u)}</text:p>
      <text:p text:style-name="P52">D(Σ1) = {w, a}</text:p>
      <text:p text:style-name="P52">Σ2 = {a/w}</text:p>
      <text:p text:style-name="P52">Σ2 = {P(h(f(w)),a,z), P(h(f(w)),a,w), P(h(f(w)),a,u)}</text:p>
      <text:p text:style-name="P52">D(Σ2) = {z,w,u}</text:p>
      <text:p text:style-name="P52"><text:soft-page-break/>Σ3 = {z/w}</text:p>
      <text:p text:style-name="P52">Σ3 = {P(h(f(w)),a,w), P(h(f(w)),a,w), P(h(f(w)),a,u)}</text:p>
      <text:p text:style-name="P52">D(Σ3) = {w,u}</text:p>
      <text:p text:style-name="P52">Σ4 = {u/w}</text:p>
      <text:p text:style-name="P52">Σ4 = {P(h(f(w)),a,w), P(h(f(w)),a,w), P(h(f(w)),a,w)}</text:p>
      <text:p text:style-name="P52"><text:s text:c="5"/>= {P(h(f(w)),a,w)}</text:p>
      <text:p text:style-name="P52">mgu of Σ = {y/f(w), a/w, z/w, u/w}</text:p>
      <text:p text:style-name="P10"/>
      <text:p text:style-name="P51">(b) </text:p>
      <text:p text:style-name="P52">Σ = {P(h(y),a,z), P(h(f(w)),a,w), P(h(f(a)),a,b)}</text:p>
      <text:p text:style-name="P52">D(Σ) = {y,f(w),f(a)}</text:p>
      <text:p text:style-name="P52">Σ1 = {y/f(w)}</text:p>
      <text:p text:style-name="P52">Σ1 = {P(h(f(w)),a,z), P(h(f(w)),a,w), P(h(f(a)),a,b)}</text:p>
      <text:p text:style-name="P52">D(Σ1) = {w,a}</text:p>
      <text:p text:style-name="P52">Σ2 = {w/a}</text:p>
      <text:p text:style-name="P52">Σ2 = {P(h(f(w)),a,z), P(h(f(w)),a,w), P(h(f(w)),a,b)}</text:p>
      <text:p text:style-name="P52">D(Σ2) = {z,w,b}</text:p>
      <text:p text:style-name="P52">Σ3 = {z/w}</text:p>
      <text:p text:style-name="P52">Σ3 = {P(h(f(w)),a,w), P(h(f(w)),a,w), P(h(f(w)),a,b)}</text:p>
      <text:p text:style-name="P52">D(Σ3) = {w,b}</text:p>
      <text:p text:style-name="P52">Σ4 = {b/w}</text:p>
      <text:p text:style-name="P52">Σ4 = {P(h(f(w)),a,w), P(h(f(w)),a,w), P(h(f(w)),a,w)}</text:p>
      <text:p text:style-name="P52"><text:s text:c="5"/>= {P(h(f(w)),a,w)}</text:p>
      <text:p text:style-name="P52">mgu of Σ = {y/f(w), w/a, z/w, b/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sans-serif" svg:font-family="sans-serif"/>
    <style:font-face style:name="Courier 10 Pitch" svg:font-family="'Courier 10 Pitch'" style:font-pitch="fixed"/>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mr10" fo:font-size="14pt" fo:font-style="normal" style:font-size-asian="14pt" style:font-style-asian="normal" style:font-size-complex="14pt"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Logic and Formal Languag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03T15:04:24</meta:creation-date>
    <dc:date>2011-02-10T23:34:55</dc:date>
    <meta:editing-cycles>1029</meta:editing-cycles>
    <meta:editing-duration>PT19H16M34S</meta:editing-duration>
    <meta:user-defined meta:name="Info 1"/>
    <meta:user-defined meta:name="Info 2"/>
    <meta:user-defined meta:name="Info 3"/>
    <meta:user-defined meta:name="Info 4"/>
    <meta:document-statistic meta:table-count="12" meta:image-count="0" meta:object-count="0" meta:page-count="12" meta:paragraph-count="575" meta:word-count="3228" meta:character-count="13314"/>
  </office:meta>
</office:document-meta>
</file>